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Lato" svg:font-family="Lato" style:font-family-generic="swiss" style:font-pitch="variable"/>
    <style:font-face style:name="var(--font-family-monospace)" svg:font-family="var(--font-family-monospace)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00%" fo:background-color="#F5F6F7"/>
      <style:text-properties style:font-name="inherit" style:font-name-asian="Times New Roman" style:font-name-complex="Times New Roman" fo:font-weight="bold" style:font-weight-asian="bold" style:font-weight-complex="bold" fo:color="#1B1B32" style:letter-kerning="true" fo:font-size="24pt" style:font-size-asian="24pt" style:font-size-complex="24pt" fo:language="en" fo:country="US" style:language-asian="fr" style:country-asian="FR"/>
    </style:style>
    <style:style style:name="P2" style:parent-style-name="Normal" style:family="paragraph">
      <style:paragraph-properties fo:margin-top="0.0694in" fo:margin-bottom="0.0694in" fo:line-height="100%" fo:background-color="#F5F6F7"/>
    </style:style>
    <style:style style:name="T3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fo:language="en" fo:country="US" style:language-asian="fr" style:country-asian="FR"/>
    </style:style>
    <style:style style:name="T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" style:parent-style-name="Policepardéfaut" style:family="text">
      <style:text-properties style:font-name="Lato" style:font-name-asian="Times New Roman" style:font-name-complex="Times New Roman" fo:color="#0000FF" style:letter-kerning="false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fr" style:country-asian="FR"/>
    </style:style>
    <style:style style:name="T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style:language-asian="fr" style:country-asian="FR"/>
    </style:style>
    <style:style style:name="T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style:language-asian="fr" style:country-asian="FR"/>
    </style:style>
    <style:style style:name="P9" style:parent-style-name="Normal" style:family="paragraph">
      <style:paragraph-properties fo:margin-top="0.0694in" fo:margin-bottom="0.0694in" fo:line-height="100%" fo:background-color="#F5F6F7"/>
    </style:style>
    <style:style style:name="T10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style:language-asian="fr" style:country-asian="FR"/>
    </style:style>
    <style:style style:name="P11" style:parent-style-name="Normal" style:family="paragraph">
      <style:paragraph-properties fo:margin-top="0.0694in" fo:margin-bottom="0.0694in" fo:line-height="100%" fo:background-color="#F5F6F7"/>
    </style:style>
    <style:style style:name="T1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18" style:parent-style-name="Normal" style:family="paragraph">
      <style:paragraph-properties fo:margin-top="0.0694in" fo:margin-bottom="0.0694in" fo:line-height="100%" fo:background-color="#F5F6F7"/>
    </style:style>
    <style:style style:name="T1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25" style:parent-style-name="Normal" style:family="paragraph">
      <style:paragraph-properties fo:margin-top="0.0694in" fo:margin-bottom="0.0694in" fo:line-height="100%" fo:background-color="#F5F6F7"/>
    </style:style>
    <style:style style:name="T2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32" style:parent-style-name="Normal" style:family="paragraph">
      <style:paragraph-properties fo:margin-top="0.0694in" fo:margin-bottom="0.0694in" fo:line-height="100%" fo:background-color="#F5F6F7"/>
    </style:style>
    <style:style style:name="T3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4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fo:language="en" fo:country="US" style:language-asian="fr" style:country-asian="FR"/>
    </style:style>
    <style:style style:name="T3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45" style:parent-style-name="Normal" style:family="paragraph">
      <style:paragraph-properties fo:margin-top="0.0694in" fo:margin-bottom="0.0694in" fo:line-height="100%" fo:background-color="#F5F6F7"/>
    </style:style>
    <style:style style:name="T4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7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fo:language="en" fo:country="US" style:language-asian="fr" style:country-asian="FR"/>
    </style:style>
    <style:style style:name="T4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54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55" style:parent-style-name="Normal" style:family="paragraph">
      <style:paragraph-properties fo:margin-top="0.0694in" fo:margin-bottom="0.0694in" fo:line-height="100%" fo:background-color="#F5F6F7"/>
    </style:style>
    <style:style style:name="T5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62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63" style:parent-style-name="Normal" style:family="paragraph">
      <style:paragraph-properties fo:margin-top="0.0694in" fo:margin-bottom="0.0694in" fo:line-height="100%" fo:background-color="#F5F6F7"/>
    </style:style>
    <style:style style:name="T6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69" style:parent-style-name="Normal" style:family="paragraph">
      <style:paragraph-properties fo:margin-top="0.0694in" fo:margin-bottom="0.0694in" fo:line-height="100%" fo:background-color="#F5F6F7"/>
    </style:style>
    <style:style style:name="T7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78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79" style:parent-style-name="Normal" style:family="paragraph">
      <style:paragraph-properties fo:margin-top="0.0694in" fo:margin-bottom="0.0694in" fo:line-height="100%" fo:background-color="#F5F6F7"/>
    </style:style>
    <style:style style:name="T8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7" style:parent-style-name="Normal" style:family="paragraph">
      <style:paragraph-properties fo:margin-top="0.0694in" fo:margin-bottom="0.0694in" fo:line-height="100%" fo:background-color="#F5F6F7"/>
    </style:style>
    <style:style style:name="T8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91" style:parent-style-name="Normal" style:family="paragraph">
      <style:paragraph-properties fo:margin-top="0.0694in" fo:margin-bottom="0.0694in" fo:line-height="100%" fo:background-color="#F5F6F7"/>
    </style:style>
    <style:style style:name="T9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95" style:parent-style-name="Normal" style:family="paragraph">
      <style:paragraph-properties fo:margin-top="0.0694in" fo:margin-bottom="0.0694in" fo:line-height="100%" fo:background-color="#F5F6F7"/>
    </style:style>
    <style:style style:name="T9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99" style:parent-style-name="Normal" style:family="paragraph">
      <style:paragraph-properties fo:margin-top="0.0694in" fo:margin-bottom="0.0694in" fo:line-height="100%" fo:background-color="#F5F6F7"/>
    </style:style>
    <style:style style:name="T10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05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06" style:parent-style-name="Normal" style:family="paragraph">
      <style:paragraph-properties fo:margin-bottom="0in" fo:line-height="100%" fo:background-color="#F5F6F7"/>
    </style:style>
    <style:style style:name="T107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fo:language="en" fo:country="US" style:language-asian="fr" style:country-asian="FR"/>
    </style:style>
    <style:style style:name="T10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1" style:parent-style-name="Normal" style:family="paragraph">
      <style:paragraph-properties fo:margin-top="0.2604in" fo:margin-bottom="0.2604in" fo:line-height="100%" fo:background-color="#F5F6F7"/>
    </style:style>
    <style:style style:name="T11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style:language-asian="fr" style:country-asian="FR"/>
    </style:style>
    <style:style style:name="P113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4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5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6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style:language-asian="fr" style:country-asian="FR"/>
    </style:style>
    <style:style style:name="P117" style:parent-style-name="Normal" style:family="paragraph">
      <style:paragraph-properties fo:text-align="center" fo:margin-top="0.0694in" fo:margin-bottom="0.0694in" fo:line-height="100%" fo:background-color="#F5F6F7"/>
      <style:text-properties style:font-name="Lato" style:font-name-asian="Times New Roman" style:font-name-complex="Times New Roman" fo:font-weight="bold" style:font-weight-asian="bold" style:font-weight-complex="bold" fo:color="#1B1B32" style:letter-kerning="false" style:language-asian="fr" style:country-asian="FR"/>
    </style:style>
    <style:style style:name="P118" style:parent-style-name="Normal" style:family="paragraph">
      <style:paragraph-properties fo:margin-bottom="0in" fo:line-height="100%" fo:background-color="#F5F6F7"/>
    </style:style>
    <style:style style:name="T119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2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27" style:parent-style-name="Normal" style:family="paragraph">
      <style:paragraph-properties fo:margin-bottom="0in" fo:line-height="100%" fo:background-color="#F5F6F7"/>
    </style:style>
    <style:style style:name="T128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2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2" style:parent-style-name="Normal" style:family="paragraph">
      <style:paragraph-properties fo:margin-bottom="0in" fo:line-height="100%" fo:background-color="#F5F6F7"/>
    </style:style>
    <style:style style:name="T133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3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41" style:parent-style-name="Normal" style:family="paragraph">
      <style:paragraph-properties fo:margin-bottom="0in" fo:line-height="100%" fo:background-color="#F5F6F7"/>
    </style:style>
    <style:style style:name="T142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4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46" style:parent-style-name="Normal" style:family="paragraph">
      <style:paragraph-properties fo:margin-bottom="0in" fo:line-height="100%" fo:background-color="#F5F6F7"/>
    </style:style>
    <style:style style:name="T147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4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5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5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5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5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5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55" style:parent-style-name="Normal" style:family="paragraph">
      <style:paragraph-properties fo:margin-bottom="0in" fo:line-height="100%" fo:background-color="#F5F6F7"/>
    </style:style>
    <style:style style:name="T156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5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5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5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6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6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6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6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64" style:parent-style-name="Normal" style:family="paragraph">
      <style:paragraph-properties fo:margin-bottom="0in" fo:line-height="100%" fo:background-color="#F5F6F7"/>
    </style:style>
    <style:style style:name="T16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6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6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6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6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7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7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7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73" style:parent-style-name="Normal" style:family="paragraph">
      <style:paragraph-properties fo:margin-bottom="0in" fo:line-height="100%" fo:background-color="#F5F6F7"/>
    </style:style>
    <style:style style:name="T174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7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7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7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78" style:parent-style-name="Normal" style:family="paragraph">
      <style:paragraph-properties fo:margin-bottom="0in" fo:line-height="100%" fo:background-color="#F5F6F7"/>
    </style:style>
    <style:style style:name="T179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8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8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8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8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8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85" style:parent-style-name="Normal" style:family="paragraph">
      <style:paragraph-properties fo:margin-bottom="0in" fo:line-height="100%" fo:background-color="#F5F6F7"/>
    </style:style>
    <style:style style:name="T186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8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8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8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9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9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9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9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94" style:parent-style-name="Normal" style:family="paragraph">
      <style:paragraph-properties fo:margin-bottom="0in" fo:line-height="100%" fo:background-color="#F5F6F7"/>
    </style:style>
    <style:style style:name="T19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9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9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9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9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0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0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0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203" style:parent-style-name="Normal" style:family="paragraph">
      <style:paragraph-properties fo:margin-bottom="0in" fo:line-height="100%" fo:background-color="#F5F6F7"/>
    </style:style>
    <style:style style:name="T204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20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0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0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208" style:parent-style-name="Normal" style:family="paragraph">
      <style:paragraph-properties fo:margin-bottom="0in" fo:line-height="100%" fo:background-color="#F5F6F7"/>
    </style:style>
    <style:style style:name="T209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21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1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1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1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1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215" style:parent-style-name="Normal" style:family="paragraph">
      <style:paragraph-properties fo:margin-bottom="0in" fo:line-height="100%" fo:background-color="#F5F6F7"/>
    </style:style>
    <style:style style:name="T216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21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1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1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2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2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2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2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224" style:parent-style-name="Normal" style:family="paragraph">
      <style:paragraph-properties fo:margin-bottom="0in" fo:line-height="100%" fo:background-color="#F5F6F7"/>
    </style:style>
    <style:style style:name="T22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22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2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2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2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3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231" style:parent-style-name="Normal" style:family="paragraph">
      <style:paragraph-properties fo:margin-bottom="0in" fo:line-height="100%" fo:background-color="#F5F6F7"/>
    </style:style>
    <style:style style:name="T232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23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3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3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3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3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3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3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240" style:parent-style-name="Normal" style:family="paragraph">
      <style:paragraph-properties fo:margin-bottom="0in" fo:line-height="100%" fo:background-color="#F5F6F7"/>
    </style:style>
    <style:style style:name="T241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24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4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4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4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4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247" style:parent-style-name="Normal" style:family="paragraph">
      <style:paragraph-properties fo:margin-bottom="0in" fo:line-height="100%" fo:background-color="#F5F6F7"/>
    </style:style>
    <style:style style:name="T248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24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5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5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5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5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254" style:parent-style-name="Normal" style:family="paragraph">
      <style:paragraph-properties fo:margin-bottom="0in" fo:line-height="100%" fo:background-color="#F5F6F7"/>
    </style:style>
    <style:style style:name="T25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25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5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5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5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6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6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6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263" style:parent-style-name="Normal" style:family="paragraph">
      <style:paragraph-properties fo:margin-bottom="0in" fo:line-height="100%" fo:background-color="#F5F6F7"/>
    </style:style>
    <style:style style:name="T264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26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6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6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6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6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7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7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272" style:parent-style-name="Normal" style:family="paragraph">
      <style:paragraph-properties fo:margin-bottom="0in" fo:line-height="100%" fo:background-color="#F5F6F7"/>
    </style:style>
    <style:style style:name="T273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27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7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7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7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7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7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8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281" style:parent-style-name="Normal" style:family="paragraph">
      <style:paragraph-properties fo:margin-bottom="0in" fo:line-height="100%" fo:background-color="#F5F6F7"/>
    </style:style>
    <style:style style:name="T282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28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8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8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286" style:parent-style-name="Normal" style:family="paragraph">
      <style:paragraph-properties fo:margin-bottom="0in" fo:line-height="100%" fo:background-color="#F5F6F7"/>
    </style:style>
    <style:style style:name="T287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28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8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9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291" style:parent-style-name="Normal" style:family="paragraph">
      <style:paragraph-properties fo:margin-bottom="0in" fo:line-height="100%" fo:background-color="#F5F6F7"/>
    </style:style>
    <style:style style:name="T292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29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9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29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296" style:parent-style-name="Normal" style:family="paragraph">
      <style:paragraph-properties fo:margin-bottom="0in" fo:line-height="100%" fo:background-color="#F5F6F7"/>
    </style:style>
    <style:style style:name="T297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29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29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0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0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0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303" style:parent-style-name="Normal" style:family="paragraph">
      <style:paragraph-properties fo:margin-bottom="0in" fo:line-height="100%" fo:background-color="#F5F6F7"/>
    </style:style>
    <style:style style:name="T304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30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0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0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0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0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310" style:parent-style-name="Normal" style:family="paragraph">
      <style:paragraph-properties fo:margin-bottom="0in" fo:line-height="100%" fo:background-color="#F5F6F7"/>
    </style:style>
    <style:style style:name="T311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31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1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1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1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1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317" style:parent-style-name="Normal" style:family="paragraph">
      <style:paragraph-properties fo:margin-bottom="0in" fo:line-height="100%" fo:background-color="#F5F6F7"/>
    </style:style>
    <style:style style:name="T318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31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2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2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2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2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324" style:parent-style-name="Normal" style:family="paragraph">
      <style:paragraph-properties fo:margin-bottom="0in" fo:line-height="100%" fo:background-color="#F5F6F7"/>
    </style:style>
    <style:style style:name="T32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32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2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2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2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3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331" style:parent-style-name="Normal" style:family="paragraph">
      <style:paragraph-properties fo:margin-bottom="0in" fo:line-height="100%" fo:background-color="#F5F6F7"/>
    </style:style>
    <style:style style:name="T332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33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3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3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3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3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338" style:parent-style-name="Normal" style:family="paragraph">
      <style:paragraph-properties fo:margin-bottom="0in" fo:line-height="100%" fo:background-color="#F5F6F7"/>
    </style:style>
    <style:style style:name="T339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34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4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4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4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4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4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4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347" style:parent-style-name="Normal" style:family="paragraph">
      <style:paragraph-properties fo:margin-bottom="0in" fo:line-height="100%" fo:background-color="#F5F6F7"/>
    </style:style>
    <style:style style:name="T348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34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5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5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5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5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354" style:parent-style-name="Normal" style:family="paragraph">
      <style:paragraph-properties fo:margin-bottom="0in" fo:line-height="100%" fo:background-color="#F5F6F7"/>
    </style:style>
    <style:style style:name="T35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35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5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5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5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6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361" style:parent-style-name="Normal" style:family="paragraph">
      <style:paragraph-properties fo:margin-bottom="0in" fo:line-height="100%" fo:background-color="#F5F6F7"/>
    </style:style>
    <style:style style:name="T362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36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6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6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6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6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6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6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370" style:parent-style-name="Normal" style:family="paragraph">
      <style:paragraph-properties fo:margin-bottom="0in" fo:line-height="100%" fo:background-color="#F5F6F7"/>
    </style:style>
    <style:style style:name="T371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37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7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7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375" style:parent-style-name="Normal" style:family="paragraph">
      <style:paragraph-properties fo:margin-bottom="0in" fo:line-height="100%" fo:background-color="#F5F6F7"/>
    </style:style>
    <style:style style:name="T376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37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7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7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380" style:parent-style-name="Normal" style:family="paragraph">
      <style:paragraph-properties fo:margin-bottom="0in" fo:line-height="100%" fo:background-color="#F5F6F7"/>
    </style:style>
    <style:style style:name="T381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38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8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8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385" style:parent-style-name="Normal" style:family="paragraph">
      <style:paragraph-properties fo:margin-bottom="0in" fo:line-height="100%" fo:background-color="#F5F6F7"/>
    </style:style>
    <style:style style:name="T386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38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388" style:parent-style-name="Normal" style:family="paragraph">
      <style:paragraph-properties fo:margin-bottom="0in" fo:line-height="100%" fo:background-color="#F5F6F7"/>
    </style:style>
    <style:style style:name="T389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39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9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9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9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9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9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9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39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39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399" style:parent-style-name="Normal" style:family="paragraph">
      <style:paragraph-properties fo:margin-bottom="0in" fo:line-height="100%" fo:background-color="#F5F6F7"/>
    </style:style>
    <style:style style:name="T400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40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0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0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0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0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406" style:parent-style-name="Normal" style:family="paragraph">
      <style:paragraph-properties fo:margin-bottom="0in" fo:line-height="100%" fo:background-color="#F5F6F7"/>
    </style:style>
    <style:style style:name="T407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40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0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1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1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1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413" style:parent-style-name="Normal" style:family="paragraph">
      <style:paragraph-properties fo:margin-bottom="0in" fo:line-height="100%" fo:background-color="#F5F6F7"/>
    </style:style>
    <style:style style:name="T414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41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1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1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1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1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2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2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2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2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424" style:parent-style-name="Normal" style:family="paragraph">
      <style:paragraph-properties fo:margin-bottom="0in" fo:line-height="100%" fo:background-color="#F5F6F7"/>
    </style:style>
    <style:style style:name="T42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42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2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2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2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3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3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3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433" style:parent-style-name="Normal" style:family="paragraph">
      <style:paragraph-properties fo:margin-bottom="0in" fo:line-height="100%" fo:background-color="#F5F6F7"/>
    </style:style>
    <style:style style:name="T434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43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3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3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3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3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440" style:parent-style-name="Normal" style:family="paragraph">
      <style:text-properties fo:language="en" fo:country="US"/>
    </style:style>
    <style:style style:name="P441" style:parent-style-name="Normal" style:family="paragraph">
      <style:text-properties fo:language="en" fo:country="US"/>
    </style:style>
    <style:style style:name="P442" style:parent-style-name="Normal" style:family="paragraph">
      <style:text-properties fo:language="en" fo:country="US"/>
    </style:style>
    <style:style style:name="P443" style:parent-style-name="Normal" style:family="paragraph">
      <style:text-properties fo:language="en" fo:country="US"/>
    </style:style>
    <style:style style:name="P444" style:parent-style-name="Normal" style:family="paragraph">
      <style:text-properties fo:language="en" fo:country="US"/>
    </style:style>
    <style:style style:name="P445" style:parent-style-name="Normal" style:family="paragraph">
      <style:text-properties fo:language="en" fo:country="US"/>
    </style:style>
    <style:style style:name="P446" style:parent-style-name="Normal" style:family="paragraph">
      <style:text-properties fo:language="en" fo:country="US"/>
    </style:style>
    <style:style style:name="P447" style:parent-style-name="Normal" style:family="paragraph">
      <style:text-properties fo:language="en" fo:country="US"/>
    </style:style>
    <style:style style:name="P448" style:parent-style-name="Normal" style:family="paragraph">
      <style:text-properties fo:language="en" fo:country="US"/>
    </style:style>
    <style:style style:name="P449" style:parent-style-name="Normal" style:family="paragraph">
      <style:text-properties fo:language="en" fo:country="US"/>
    </style:style>
    <style:style style:name="P450" style:parent-style-name="Normal" style:family="paragraph">
      <style:text-properties fo:language="en" fo:country="US"/>
    </style:style>
    <style:style style:name="P451" style:parent-style-name="Normal" style:family="paragraph">
      <style:text-properties fo:language="en" fo:country="US"/>
    </style:style>
    <style:style style:name="P452" style:parent-style-name="Normal" style:family="paragraph">
      <style:text-properties fo:language="en" fo:country="US"/>
    </style:style>
    <style:style style:name="P453" style:parent-style-name="Normal" style:family="paragraph">
      <style:text-properties fo:language="en" fo:country="US"/>
    </style:style>
    <style:style style:name="P454" style:parent-style-name="Normal" style:family="paragraph">
      <style:text-properties fo:language="en" fo:country="US"/>
    </style:style>
    <style:style style:name="P455" style:parent-style-name="Normal" style:family="paragraph">
      <style:paragraph-properties fo:text-align="center" fo:line-height="100%" fo:background-color="#F5F6F7"/>
      <style:text-properties style:font-name="inherit" style:font-name-asian="Times New Roman" style:font-name-complex="Times New Roman" fo:font-weight="bold" style:font-weight-asian="bold" style:font-weight-complex="bold" fo:color="#1B1B32" style:letter-kerning="true" fo:font-size="24pt" style:font-size-asian="24pt" style:font-size-complex="24pt" fo:language="en" fo:country="US" style:language-asian="fr" style:country-asian="FR"/>
    </style:style>
    <style:style style:name="P456" style:parent-style-name="Normal" style:family="paragraph">
      <style:paragraph-properties fo:margin-top="0.0694in" fo:margin-bottom="0.0694in" fo:line-height="100%" fo:background-color="#F5F6F7"/>
    </style:style>
    <style:style style:name="T457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fo:language="en" fo:country="US" style:language-asian="fr" style:country-asian="FR"/>
    </style:style>
    <style:style style:name="T45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59" style:parent-style-name="Policepardéfaut" style:family="text">
      <style:text-properties style:font-name="Lato" style:font-name-asian="Times New Roman" style:font-name-complex="Times New Roman" fo:color="#0000FF" style:letter-kerning="false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fr" style:country-asian="FR"/>
    </style:style>
    <style:style style:name="T460" style:parent-style-name="Policepardéfaut" style:family="text">
      <style:text-properties style:font-name="Lato" style:font-name-asian="Times New Roman" style:font-name-complex="Times New Roman" fo:color="#0000FF" style:letter-kerning="false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fr" style:country-asian="FR"/>
    </style:style>
    <style:style style:name="T461" style:parent-style-name="Policepardéfaut" style:family="text">
      <style:text-properties style:font-name="Lato" style:font-name-asian="Times New Roman" style:font-name-complex="Times New Roman" fo:color="#0000FF" style:letter-kerning="false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fr" style:country-asian="FR"/>
    </style:style>
    <style:style style:name="T462" style:parent-style-name="Policepardéfaut" style:family="text">
      <style:text-properties style:font-name="Lato" style:font-name-asian="Times New Roman" style:font-name-complex="Times New Roman" fo:color="#0000FF" style:letter-kerning="false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fr" style:country-asian="FR"/>
    </style:style>
    <style:style style:name="T46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64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style:language-asian="fr" style:country-asian="FR"/>
    </style:style>
    <style:style style:name="T46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style:language-asian="fr" style:country-asian="FR"/>
    </style:style>
    <style:style style:name="P466" style:parent-style-name="Normal" style:family="paragraph">
      <style:paragraph-properties fo:margin-top="0.0694in" fo:margin-bottom="0.0694in" fo:line-height="100%" fo:background-color="#F5F6F7"/>
    </style:style>
    <style:style style:name="T467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style:language-asian="fr" style:country-asian="FR"/>
    </style:style>
    <style:style style:name="P468" style:parent-style-name="Normal" style:family="paragraph">
      <style:paragraph-properties fo:margin-top="0.0694in" fo:margin-bottom="0.0694in" fo:line-height="100%" fo:background-color="#F5F6F7"/>
    </style:style>
    <style:style style:name="T46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7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7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7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7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7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7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476" style:parent-style-name="Normal" style:family="paragraph">
      <style:paragraph-properties fo:margin-top="0.0694in" fo:margin-bottom="0.0694in" fo:line-height="100%" fo:background-color="#F5F6F7"/>
    </style:style>
    <style:style style:name="T47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7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7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8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8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482" style:parent-style-name="Normal" style:family="paragraph">
      <style:paragraph-properties fo:margin-top="0.0694in" fo:margin-bottom="0.0694in" fo:line-height="100%" fo:background-color="#F5F6F7"/>
    </style:style>
    <style:style style:name="T48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8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8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8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8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8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8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9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491" style:parent-style-name="Normal" style:family="paragraph">
      <style:paragraph-properties fo:margin-top="0.0694in" fo:margin-bottom="0.0694in" fo:line-height="100%" fo:background-color="#F5F6F7"/>
    </style:style>
    <style:style style:name="T49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9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9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9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49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49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498" style:parent-style-name="Normal" style:family="paragraph">
      <style:paragraph-properties fo:margin-top="0.0694in" fo:margin-bottom="0.0694in" fo:line-height="100%" fo:background-color="#F5F6F7"/>
    </style:style>
    <style:style style:name="T49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0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0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0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0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0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505" style:parent-style-name="Normal" style:family="paragraph">
      <style:paragraph-properties fo:margin-top="0.0694in" fo:margin-bottom="0.0694in" fo:line-height="100%" fo:background-color="#F5F6F7"/>
    </style:style>
    <style:style style:name="T50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0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0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509" style:parent-style-name="Normal" style:family="paragraph">
      <style:paragraph-properties fo:margin-top="0.0694in" fo:margin-bottom="0.0694in" fo:line-height="100%" fo:background-color="#F5F6F7"/>
    </style:style>
    <style:style style:name="T51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1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1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1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1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1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1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1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1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519" style:parent-style-name="Normal" style:family="paragraph">
      <style:paragraph-properties fo:margin-top="0.0694in" fo:margin-bottom="0.0694in" fo:line-height="100%" fo:background-color="#F5F6F7"/>
    </style:style>
    <style:style style:name="T52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2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2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2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2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2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2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527" style:parent-style-name="Normal" style:family="paragraph">
      <style:paragraph-properties fo:margin-top="0.0694in" fo:margin-bottom="0.0694in" fo:line-height="100%" fo:background-color="#F5F6F7"/>
    </style:style>
    <style:style style:name="T52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2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3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531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532" style:parent-style-name="Normal" style:family="paragraph">
      <style:paragraph-properties fo:margin-bottom="0in" fo:line-height="100%" fo:background-color="#F5F6F7"/>
    </style:style>
    <style:style style:name="T533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fo:language="en" fo:country="US" style:language-asian="fr" style:country-asian="FR"/>
    </style:style>
    <style:style style:name="T53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3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3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537" style:parent-style-name="Normal" style:family="paragraph">
      <style:paragraph-properties fo:margin-top="0.2604in" fo:margin-bottom="0.2604in" fo:line-height="100%" fo:background-color="#F5F6F7"/>
    </style:style>
    <style:style style:name="T53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style:language-asian="fr" style:country-asian="FR"/>
    </style:style>
    <style:style style:name="P539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540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541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542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style:language-asian="fr" style:country-asian="FR"/>
    </style:style>
    <style:style style:name="P543" style:parent-style-name="Normal" style:family="paragraph">
      <style:paragraph-properties fo:text-align="center" fo:margin-top="0.0694in" fo:margin-bottom="0.0694in" fo:line-height="100%" fo:background-color="#F5F6F7"/>
      <style:text-properties style:font-name="Lato" style:font-name-asian="Times New Roman" style:font-name-complex="Times New Roman" fo:font-weight="bold" style:font-weight-asian="bold" style:font-weight-complex="bold" fo:color="#1B1B32" style:letter-kerning="false" style:language-asian="fr" style:country-asian="FR"/>
    </style:style>
    <style:style style:name="P544" style:parent-style-name="Normal" style:family="paragraph">
      <style:paragraph-properties fo:margin-bottom="0in" fo:line-height="100%" fo:background-color="#F5F6F7"/>
    </style:style>
    <style:style style:name="T54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54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4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4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4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5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5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5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553" style:parent-style-name="Normal" style:family="paragraph">
      <style:paragraph-properties fo:margin-bottom="0in" fo:line-height="100%" fo:background-color="#F5F6F7"/>
    </style:style>
    <style:style style:name="T554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55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5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5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5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5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6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6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6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6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6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6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6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6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568" style:parent-style-name="Normal" style:family="paragraph">
      <style:paragraph-properties fo:margin-bottom="0in" fo:line-height="100%" fo:background-color="#F5F6F7"/>
    </style:style>
    <style:style style:name="T569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57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7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7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7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7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575" style:parent-style-name="Normal" style:family="paragraph">
      <style:paragraph-properties fo:margin-bottom="0in" fo:line-height="100%" fo:background-color="#F5F6F7"/>
    </style:style>
    <style:style style:name="T576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57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7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7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580" style:parent-style-name="Normal" style:family="paragraph">
      <style:paragraph-properties fo:margin-bottom="0in" fo:line-height="100%" fo:background-color="#F5F6F7"/>
    </style:style>
    <style:style style:name="T581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58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8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8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8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8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8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8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8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9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591" style:parent-style-name="Normal" style:family="paragraph">
      <style:paragraph-properties fo:margin-bottom="0in" fo:line-height="100%" fo:background-color="#F5F6F7"/>
    </style:style>
    <style:style style:name="T592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59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9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9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9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9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59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59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600" style:parent-style-name="Normal" style:family="paragraph">
      <style:paragraph-properties fo:margin-bottom="0in" fo:line-height="100%" fo:background-color="#F5F6F7"/>
    </style:style>
    <style:style style:name="T601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60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0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0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0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0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607" style:parent-style-name="Normal" style:family="paragraph">
      <style:paragraph-properties fo:margin-bottom="0in" fo:line-height="100%" fo:background-color="#F5F6F7"/>
    </style:style>
    <style:style style:name="T608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60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1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1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1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1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1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1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1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1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618" style:parent-style-name="Normal" style:family="paragraph">
      <style:paragraph-properties fo:margin-bottom="0in" fo:line-height="100%" fo:background-color="#F5F6F7"/>
    </style:style>
    <style:style style:name="T619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62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2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2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2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2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625" style:parent-style-name="Normal" style:family="paragraph">
      <style:paragraph-properties fo:margin-bottom="0in" fo:line-height="100%" fo:background-color="#F5F6F7"/>
    </style:style>
    <style:style style:name="T626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62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2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2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630" style:parent-style-name="Normal" style:family="paragraph">
      <style:paragraph-properties fo:margin-bottom="0in" fo:line-height="100%" fo:background-color="#F5F6F7"/>
    </style:style>
    <style:style style:name="T631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63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3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3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3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3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637" style:parent-style-name="Normal" style:family="paragraph">
      <style:paragraph-properties fo:margin-bottom="0in" fo:line-height="100%" fo:background-color="#F5F6F7"/>
    </style:style>
    <style:style style:name="T638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63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4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4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642" style:parent-style-name="Normal" style:family="paragraph">
      <style:paragraph-properties fo:margin-bottom="0in" fo:line-height="100%" fo:background-color="#F5F6F7"/>
    </style:style>
    <style:style style:name="T643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64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4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4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4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4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4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5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651" style:parent-style-name="Normal" style:family="paragraph">
      <style:paragraph-properties fo:margin-bottom="0in" fo:line-height="100%" fo:background-color="#F5F6F7"/>
    </style:style>
    <style:style style:name="T652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65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5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5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5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5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658" style:parent-style-name="Normal" style:family="paragraph">
      <style:paragraph-properties fo:margin-bottom="0in" fo:line-height="100%" fo:background-color="#F5F6F7"/>
    </style:style>
    <style:style style:name="T659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66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6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6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6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6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6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6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667" style:parent-style-name="Normal" style:family="paragraph">
      <style:paragraph-properties fo:margin-bottom="0in" fo:line-height="100%" fo:background-color="#F5F6F7"/>
    </style:style>
    <style:style style:name="T668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66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7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7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7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7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7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7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676" style:parent-style-name="Normal" style:family="paragraph">
      <style:paragraph-properties fo:margin-bottom="0in" fo:line-height="100%" fo:background-color="#F5F6F7"/>
    </style:style>
    <style:style style:name="T677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67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7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8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8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8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8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8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685" style:parent-style-name="Normal" style:family="paragraph">
      <style:paragraph-properties fo:margin-bottom="0in" fo:line-height="100%" fo:background-color="#F5F6F7"/>
    </style:style>
    <style:style style:name="T686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68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8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8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9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9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9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9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694" style:parent-style-name="Normal" style:family="paragraph">
      <style:paragraph-properties fo:margin-bottom="0in" fo:line-height="100%" fo:background-color="#F5F6F7"/>
    </style:style>
    <style:style style:name="T69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69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69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69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699" style:parent-style-name="Normal" style:family="paragraph">
      <style:text-properties fo:language="en" fo:country="US"/>
    </style:style>
    <style:style style:name="P700" style:parent-style-name="Normal" style:family="paragraph">
      <style:text-properties fo:language="en" fo:country="US"/>
    </style:style>
    <style:style style:name="P701" style:parent-style-name="Normal" style:family="paragraph">
      <style:text-properties fo:language="en" fo:country="US"/>
    </style:style>
    <style:style style:name="P702" style:parent-style-name="Normal" style:family="paragraph">
      <style:text-properties fo:language="en" fo:country="US"/>
    </style:style>
    <style:style style:name="P703" style:parent-style-name="Normal" style:family="paragraph">
      <style:text-properties fo:language="en" fo:country="US"/>
    </style:style>
    <style:style style:name="P704" style:parent-style-name="Normal" style:family="paragraph">
      <style:text-properties fo:language="en" fo:country="US"/>
    </style:style>
    <style:style style:name="P705" style:parent-style-name="Normal" style:family="paragraph">
      <style:text-properties fo:language="en" fo:country="US"/>
    </style:style>
    <style:style style:name="P706" style:parent-style-name="Normal" style:family="paragraph">
      <style:text-properties fo:language="en" fo:country="US"/>
    </style:style>
    <style:style style:name="P707" style:parent-style-name="Normal" style:family="paragraph">
      <style:text-properties fo:language="en" fo:country="US"/>
    </style:style>
    <style:style style:name="P708" style:parent-style-name="Normal" style:family="paragraph">
      <style:text-properties fo:language="en" fo:country="US"/>
    </style:style>
    <style:style style:name="P709" style:parent-style-name="Normal" style:family="paragraph">
      <style:text-properties fo:language="en" fo:country="US"/>
    </style:style>
    <style:style style:name="P710" style:parent-style-name="Normal" style:family="paragraph">
      <style:text-properties fo:language="en" fo:country="US"/>
    </style:style>
    <style:style style:name="P711" style:parent-style-name="Normal" style:family="paragraph">
      <style:text-properties fo:language="en" fo:country="US"/>
    </style:style>
    <style:style style:name="P712" style:parent-style-name="Normal" style:family="paragraph">
      <style:text-properties fo:language="en" fo:country="US"/>
    </style:style>
    <style:style style:name="P713" style:parent-style-name="Normal" style:family="paragraph">
      <style:text-properties fo:language="en" fo:country="US"/>
    </style:style>
    <style:style style:name="P714" style:parent-style-name="Normal" style:family="paragraph">
      <style:paragraph-properties fo:text-align="center" fo:line-height="100%" fo:background-color="#F5F6F7"/>
      <style:text-properties style:font-name="inherit" style:font-name-asian="Times New Roman" style:font-name-complex="Times New Roman" fo:font-weight="bold" style:font-weight-asian="bold" style:font-weight-complex="bold" fo:color="#1B1B32" style:letter-kerning="true" fo:font-size="24pt" style:font-size-asian="24pt" style:font-size-complex="24pt" fo:language="en" fo:country="US" style:language-asian="fr" style:country-asian="FR"/>
    </style:style>
    <style:style style:name="P715" style:parent-style-name="Normal" style:family="paragraph">
      <style:paragraph-properties fo:margin-top="0.0694in" fo:margin-bottom="0.0694in" fo:line-height="100%" fo:background-color="#F5F6F7"/>
    </style:style>
    <style:style style:name="T716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fo:language="en" fo:country="US" style:language-asian="fr" style:country-asian="FR"/>
    </style:style>
    <style:style style:name="T71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18" style:parent-style-name="Policepardéfaut" style:family="text">
      <style:text-properties style:font-name="Lato" style:font-name-asian="Times New Roman" style:font-name-complex="Times New Roman" fo:color="#0000FF" style:letter-kerning="false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fr" style:country-asian="FR"/>
    </style:style>
    <style:style style:name="T719" style:parent-style-name="Policepardéfaut" style:family="text">
      <style:text-properties style:font-name="Lato" style:font-name-asian="Times New Roman" style:font-name-complex="Times New Roman" fo:color="#0000FF" style:letter-kerning="false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fr" style:country-asian="FR"/>
    </style:style>
    <style:style style:name="T720" style:parent-style-name="Policepardéfaut" style:family="text">
      <style:text-properties style:font-name="Lato" style:font-name-asian="Times New Roman" style:font-name-complex="Times New Roman" fo:color="#0000FF" style:letter-kerning="false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fr" style:country-asian="FR"/>
    </style:style>
    <style:style style:name="T72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22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style:language-asian="fr" style:country-asian="FR"/>
    </style:style>
    <style:style style:name="T72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style:language-asian="fr" style:country-asian="FR"/>
    </style:style>
    <style:style style:name="P724" style:parent-style-name="Normal" style:family="paragraph">
      <style:paragraph-properties fo:margin-top="0.0694in" fo:margin-bottom="0.0694in" fo:line-height="100%" fo:background-color="#F5F6F7"/>
    </style:style>
    <style:style style:name="T725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style:language-asian="fr" style:country-asian="FR"/>
    </style:style>
    <style:style style:name="P726" style:parent-style-name="Normal" style:family="paragraph">
      <style:paragraph-properties fo:margin-top="0.0694in" fo:margin-bottom="0.0694in" fo:line-height="100%" fo:background-color="#F5F6F7"/>
    </style:style>
    <style:style style:name="T72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2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2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3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3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732" style:parent-style-name="Normal" style:family="paragraph">
      <style:paragraph-properties fo:margin-top="0.0694in" fo:margin-bottom="0.0694in" fo:line-height="100%" fo:background-color="#F5F6F7"/>
    </style:style>
    <style:style style:name="T73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3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3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3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3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3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3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4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style:language-asian="fr" style:country-asian="FR"/>
    </style:style>
    <style:style style:name="P741" style:parent-style-name="Normal" style:family="paragraph">
      <style:paragraph-properties fo:margin-top="0.0694in" fo:margin-bottom="0.0694in" fo:line-height="100%" fo:background-color="#F5F6F7"/>
    </style:style>
    <style:style style:name="T74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4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4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4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4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747" style:parent-style-name="Normal" style:family="paragraph">
      <style:paragraph-properties fo:margin-top="0.0694in" fo:margin-bottom="0.0694in" fo:line-height="100%" fo:background-color="#F5F6F7"/>
    </style:style>
    <style:style style:name="T74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4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5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5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5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5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5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5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5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5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5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759" style:parent-style-name="Normal" style:family="paragraph">
      <style:paragraph-properties fo:margin-top="0.0694in" fo:margin-bottom="0.0694in" fo:line-height="100%" fo:background-color="#F5F6F7"/>
    </style:style>
    <style:style style:name="T76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6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6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6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6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765" style:parent-style-name="Normal" style:family="paragraph">
      <style:paragraph-properties fo:margin-top="0.0694in" fo:margin-bottom="0.0694in" fo:line-height="100%" fo:background-color="#F5F6F7"/>
    </style:style>
    <style:style style:name="T76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6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6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6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7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771" style:parent-style-name="Normal" style:family="paragraph">
      <style:paragraph-properties fo:margin-top="0.0694in" fo:margin-bottom="0.0694in" fo:line-height="100%" fo:background-color="#F5F6F7"/>
    </style:style>
    <style:style style:name="T77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7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7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7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7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777" style:parent-style-name="Normal" style:family="paragraph">
      <style:paragraph-properties fo:margin-top="0.0694in" fo:margin-bottom="0.0694in" fo:line-height="100%" fo:background-color="#F5F6F7"/>
    </style:style>
    <style:style style:name="T77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7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8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8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782" style:parent-style-name="Normal" style:family="paragraph">
      <style:paragraph-properties fo:margin-top="0.0694in" fo:margin-bottom="0.0694in" fo:line-height="100%" fo:background-color="#F5F6F7"/>
    </style:style>
    <style:style style:name="T78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8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8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786" style:parent-style-name="Normal" style:family="paragraph">
      <style:paragraph-properties fo:margin-top="0.0694in" fo:margin-bottom="0.0694in" fo:line-height="100%" fo:background-color="#F5F6F7"/>
    </style:style>
    <style:style style:name="T78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8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8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9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9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9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793" style:parent-style-name="Normal" style:family="paragraph">
      <style:paragraph-properties fo:margin-top="0.0694in" fo:margin-bottom="0.0694in" fo:line-height="100%" fo:background-color="#F5F6F7"/>
    </style:style>
    <style:style style:name="T79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9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9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9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79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79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0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01" style:parent-style-name="Normal" style:family="paragraph">
      <style:paragraph-properties fo:margin-top="0.0694in" fo:margin-bottom="0.0694in" fo:line-height="100%" fo:background-color="#F5F6F7"/>
    </style:style>
    <style:style style:name="T80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0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0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0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0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0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0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09" style:parent-style-name="Normal" style:family="paragraph">
      <style:paragraph-properties fo:margin-top="0.0694in" fo:margin-bottom="0.0694in" fo:line-height="100%" fo:background-color="#F5F6F7"/>
    </style:style>
    <style:style style:name="T81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1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1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1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1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1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1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17" style:parent-style-name="Normal" style:family="paragraph">
      <style:paragraph-properties fo:margin-top="0.0694in" fo:margin-bottom="0.0694in" fo:line-height="100%" fo:background-color="#F5F6F7"/>
    </style:style>
    <style:style style:name="T81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1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2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21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22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23" style:parent-style-name="Normal" style:family="paragraph">
      <style:paragraph-properties fo:margin-bottom="0in" fo:line-height="100%" fo:background-color="#F5F6F7"/>
    </style:style>
    <style:style style:name="T824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fo:language="en" fo:country="US" style:language-asian="fr" style:country-asian="FR"/>
    </style:style>
    <style:style style:name="T82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2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2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28" style:parent-style-name="Normal" style:family="paragraph">
      <style:paragraph-properties fo:margin-top="0.2604in" fo:margin-bottom="0.2604in" fo:line-height="100%" fo:background-color="#F5F6F7"/>
    </style:style>
    <style:style style:name="T82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style:language-asian="fr" style:country-asian="FR"/>
    </style:style>
    <style:style style:name="P830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31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32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33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style:language-asian="fr" style:country-asian="FR"/>
    </style:style>
    <style:style style:name="P834" style:parent-style-name="Normal" style:family="paragraph">
      <style:paragraph-properties fo:text-align="center" fo:margin-top="0.0694in" fo:margin-bottom="0.0694in" fo:line-height="100%" fo:background-color="#F5F6F7"/>
      <style:text-properties style:font-name="Lato" style:font-name-asian="Times New Roman" style:font-name-complex="Times New Roman" fo:font-weight="bold" style:font-weight-asian="bold" style:font-weight-complex="bold" fo:color="#1B1B32" style:letter-kerning="false" style:language-asian="fr" style:country-asian="FR"/>
    </style:style>
    <style:style style:name="P835" style:parent-style-name="Normal" style:family="paragraph">
      <style:paragraph-properties fo:margin-bottom="0in" fo:line-height="100%" fo:background-color="#F5F6F7"/>
    </style:style>
    <style:style style:name="T836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83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3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3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4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4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4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4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44" style:parent-style-name="Normal" style:family="paragraph">
      <style:paragraph-properties fo:margin-bottom="0in" fo:line-height="100%" fo:background-color="#F5F6F7"/>
    </style:style>
    <style:style style:name="T84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84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4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4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4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5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51" style:parent-style-name="Normal" style:family="paragraph">
      <style:paragraph-properties fo:margin-bottom="0in" fo:line-height="100%" fo:background-color="#F5F6F7"/>
    </style:style>
    <style:style style:name="T852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85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5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5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5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5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58" style:parent-style-name="Normal" style:family="paragraph">
      <style:paragraph-properties fo:margin-bottom="0in" fo:line-height="100%" fo:background-color="#F5F6F7"/>
    </style:style>
    <style:style style:name="T859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86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6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6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6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6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65" style:parent-style-name="Normal" style:family="paragraph">
      <style:paragraph-properties fo:margin-bottom="0in" fo:line-height="100%" fo:background-color="#F5F6F7"/>
    </style:style>
    <style:style style:name="T866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86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6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6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7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7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72" style:parent-style-name="Normal" style:family="paragraph">
      <style:paragraph-properties fo:margin-bottom="0in" fo:line-height="100%" fo:background-color="#F5F6F7"/>
    </style:style>
    <style:style style:name="T873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87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7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7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77" style:parent-style-name="Normal" style:family="paragraph">
      <style:paragraph-properties fo:margin-bottom="0in" fo:line-height="100%" fo:background-color="#F5F6F7"/>
    </style:style>
    <style:style style:name="T878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87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8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8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8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8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84" style:parent-style-name="Normal" style:family="paragraph">
      <style:paragraph-properties fo:margin-bottom="0in" fo:line-height="100%" fo:background-color="#F5F6F7"/>
    </style:style>
    <style:style style:name="T88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88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8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8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8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9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9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9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893" style:parent-style-name="Normal" style:family="paragraph">
      <style:paragraph-properties fo:margin-bottom="0in" fo:line-height="100%" fo:background-color="#F5F6F7"/>
    </style:style>
    <style:style style:name="T894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89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9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9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89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89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900" style:parent-style-name="Normal" style:family="paragraph">
      <style:paragraph-properties fo:margin-bottom="0in" fo:line-height="100%" fo:background-color="#F5F6F7"/>
    </style:style>
    <style:style style:name="T901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90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0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0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0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0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907" style:parent-style-name="Normal" style:family="paragraph">
      <style:paragraph-properties fo:margin-bottom="0in" fo:line-height="100%" fo:background-color="#F5F6F7"/>
    </style:style>
    <style:style style:name="T908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90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1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1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1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1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914" style:parent-style-name="Normal" style:family="paragraph">
      <style:paragraph-properties fo:margin-bottom="0in" fo:line-height="100%" fo:background-color="#F5F6F7"/>
    </style:style>
    <style:style style:name="T91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91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1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1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1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2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2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2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923" style:parent-style-name="Normal" style:family="paragraph">
      <style:paragraph-properties fo:margin-bottom="0in" fo:line-height="100%" fo:background-color="#F5F6F7"/>
    </style:style>
    <style:style style:name="T924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92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2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2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2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2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930" style:parent-style-name="Normal" style:family="paragraph">
      <style:paragraph-properties fo:margin-bottom="0in" fo:line-height="100%" fo:background-color="#F5F6F7"/>
    </style:style>
    <style:style style:name="T931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93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3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3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3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3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937" style:parent-style-name="Normal" style:family="paragraph">
      <style:paragraph-properties fo:margin-bottom="0in" fo:line-height="100%" fo:background-color="#F5F6F7"/>
    </style:style>
    <style:style style:name="T938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93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4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4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4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4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944" style:parent-style-name="Normal" style:family="paragraph">
      <style:paragraph-properties fo:margin-bottom="0in" fo:line-height="100%" fo:background-color="#F5F6F7"/>
    </style:style>
    <style:style style:name="T94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94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4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4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4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5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951" style:parent-style-name="Normal" style:family="paragraph">
      <style:paragraph-properties fo:margin-bottom="0in" fo:line-height="100%" fo:background-color="#F5F6F7"/>
    </style:style>
    <style:style style:name="T952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95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5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5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5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5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958" style:parent-style-name="Normal" style:family="paragraph">
      <style:paragraph-properties fo:margin-bottom="0in" fo:line-height="100%" fo:background-color="#F5F6F7"/>
    </style:style>
    <style:style style:name="T959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96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6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6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6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6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6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6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6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6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969" style:parent-style-name="Normal" style:family="paragraph">
      <style:paragraph-properties fo:margin-bottom="0in" fo:line-height="100%" fo:background-color="#F5F6F7"/>
    </style:style>
    <style:style style:name="T970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97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7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7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7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7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7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7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7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7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8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8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982" style:parent-style-name="Normal" style:family="paragraph">
      <style:paragraph-properties fo:margin-bottom="0in" fo:line-height="100%" fo:background-color="#F5F6F7"/>
    </style:style>
    <style:style style:name="T983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98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8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8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8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8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8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9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9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9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9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9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995" style:parent-style-name="Normal" style:family="paragraph">
      <style:paragraph-properties fo:margin-bottom="0in" fo:line-height="100%" fo:background-color="#F5F6F7"/>
    </style:style>
    <style:style style:name="T996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99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99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99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000" style:parent-style-name="Normal" style:family="paragraph">
      <style:paragraph-properties fo:margin-bottom="0in" fo:line-height="100%" fo:background-color="#F5F6F7"/>
    </style:style>
    <style:style style:name="T1001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00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003" style:parent-style-name="Normal" style:family="paragraph">
      <style:text-properties fo:language="en" fo:country="US"/>
    </style:style>
    <style:style style:name="P1004" style:parent-style-name="Normal" style:family="paragraph">
      <style:text-properties fo:language="en" fo:country="US"/>
    </style:style>
    <style:style style:name="P1005" style:parent-style-name="Normal" style:family="paragraph">
      <style:text-properties fo:language="en" fo:country="US"/>
    </style:style>
    <style:style style:name="P1006" style:parent-style-name="Normal" style:family="paragraph">
      <style:text-properties fo:language="en" fo:country="US"/>
    </style:style>
    <style:style style:name="P1007" style:parent-style-name="Normal" style:family="paragraph">
      <style:text-properties fo:language="en" fo:country="US"/>
    </style:style>
    <style:style style:name="P1008" style:parent-style-name="Normal" style:family="paragraph">
      <style:text-properties fo:language="en" fo:country="US"/>
    </style:style>
    <style:style style:name="P1009" style:parent-style-name="Normal" style:family="paragraph">
      <style:text-properties fo:language="en" fo:country="US"/>
    </style:style>
    <style:style style:name="P1010" style:parent-style-name="Normal" style:family="paragraph">
      <style:text-properties fo:language="en" fo:country="US"/>
    </style:style>
    <style:style style:name="P1011" style:parent-style-name="Normal" style:family="paragraph">
      <style:text-properties fo:language="en" fo:country="US"/>
    </style:style>
    <style:style style:name="P1012" style:parent-style-name="Normal" style:family="paragraph">
      <style:text-properties fo:language="en" fo:country="US"/>
    </style:style>
    <style:style style:name="P1013" style:parent-style-name="Normal" style:family="paragraph">
      <style:text-properties fo:language="en" fo:country="US"/>
    </style:style>
    <style:style style:name="P1014" style:parent-style-name="Normal" style:family="paragraph">
      <style:text-properties fo:language="en" fo:country="US"/>
    </style:style>
    <style:style style:name="P1015" style:parent-style-name="Normal" style:family="paragraph">
      <style:text-properties fo:language="en" fo:country="US"/>
    </style:style>
    <style:style style:name="P1016" style:parent-style-name="Normal" style:family="paragraph">
      <style:text-properties fo:language="en" fo:country="US"/>
    </style:style>
    <style:style style:name="P1017" style:parent-style-name="Normal" style:family="paragraph">
      <style:text-properties fo:language="en" fo:country="US"/>
    </style:style>
    <style:style style:name="P1018" style:parent-style-name="Normal" style:family="paragraph">
      <style:text-properties fo:language="en" fo:country="US"/>
    </style:style>
    <style:style style:name="P1019" style:parent-style-name="Normal" style:family="paragraph">
      <style:text-properties fo:language="en" fo:country="US"/>
    </style:style>
    <style:style style:name="P1020" style:parent-style-name="Normal" style:family="paragraph">
      <style:text-properties fo:language="en" fo:country="US"/>
    </style:style>
    <style:style style:name="P1021" style:parent-style-name="Normal" style:family="paragraph">
      <style:text-properties fo:language="en" fo:country="US"/>
    </style:style>
    <style:style style:name="P1022" style:parent-style-name="Normal" style:family="paragraph">
      <style:text-properties fo:language="en" fo:country="US"/>
    </style:style>
    <style:style style:name="P1023" style:parent-style-name="Normal" style:family="paragraph">
      <style:paragraph-properties fo:text-align="center" fo:line-height="100%" fo:background-color="#F5F6F7"/>
      <style:text-properties style:font-name="inherit" style:font-name-asian="Times New Roman" style:font-name-complex="Times New Roman" fo:font-weight="bold" style:font-weight-asian="bold" style:font-weight-complex="bold" fo:color="#1B1B32" style:letter-kerning="true" fo:font-size="24pt" style:font-size-asian="24pt" style:font-size-complex="24pt" fo:language="en" fo:country="US" style:language-asian="fr" style:country-asian="FR"/>
    </style:style>
    <style:style style:name="P1024" style:parent-style-name="Normal" style:family="paragraph">
      <style:paragraph-properties fo:margin-top="0.0694in" fo:margin-bottom="0.0694in" fo:line-height="100%" fo:background-color="#F5F6F7"/>
    </style:style>
    <style:style style:name="T1025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fo:language="en" fo:country="US" style:language-asian="fr" style:country-asian="FR"/>
    </style:style>
    <style:style style:name="T102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27" style:parent-style-name="Lienhypertexte" style:family="text">
      <style:text-properties style:font-name="Lato" style:font-name-asian="Times New Roman" style:font-name-complex="Times New Roman" style:letter-kerning="false" fo:font-size="13.5pt" style:font-size-asian="13.5pt" style:font-size-complex="13.5pt" fo:language="en" fo:country="US" style:language-asian="fr" style:country-asian="FR"/>
    </style:style>
    <style:style style:name="T1028" style:parent-style-name="Lienhypertexte" style:family="text">
      <style:text-properties style:font-name="Lato" style:font-name-asian="Times New Roman" style:font-name-complex="Times New Roman" style:letter-kerning="false" fo:font-size="13.5pt" style:font-size-asian="13.5pt" style:font-size-complex="13.5pt" fo:language="en" fo:country="US" style:language-asian="fr" style:country-asian="FR"/>
    </style:style>
    <style:style style:name="T1029" style:parent-style-name="Lienhypertexte" style:family="text">
      <style:text-properties style:font-name="Lato" style:font-name-asian="Times New Roman" style:font-name-complex="Times New Roman" style:letter-kerning="false" fo:font-size="13.5pt" style:font-size-asian="13.5pt" style:font-size-complex="13.5pt" fo:language="en" fo:country="US" style:language-asian="fr" style:country-asian="FR"/>
    </style:style>
    <style:style style:name="T1030" style:parent-style-name="Lienhypertexte" style:family="text">
      <style:text-properties style:font-name="Lato" style:font-name-asian="Times New Roman" style:font-name-complex="Times New Roman" style:letter-kerning="false" fo:font-size="13.5pt" style:font-size-asian="13.5pt" style:font-size-complex="13.5pt" fo:language="en" fo:country="US" style:language-asian="fr" style:country-asian="FR"/>
    </style:style>
    <style:style style:name="T103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32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fo:language="en" fo:country="US" style:language-asian="fr" style:country-asian="FR"/>
    </style:style>
    <style:style style:name="T103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034" style:parent-style-name="Normal" style:family="paragraph">
      <style:paragraph-properties fo:margin-top="0.0694in" fo:margin-bottom="0.0694in" fo:line-height="100%" fo:background-color="#F5F6F7"/>
    </style:style>
    <style:style style:name="T1035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fo:language="en" fo:country="US" style:language-asian="fr" style:country-asian="FR"/>
    </style:style>
    <style:style style:name="P1036" style:parent-style-name="Normal" style:family="paragraph">
      <style:paragraph-properties fo:margin-top="0.0694in" fo:margin-bottom="0.0694in" fo:line-height="100%" fo:background-color="#F5F6F7"/>
    </style:style>
    <style:style style:name="T103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3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3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4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1041" style:parent-style-name="Normal" style:family="paragraph">
      <style:paragraph-properties fo:margin-top="0.0694in" fo:margin-bottom="0.0694in" fo:line-height="100%" fo:background-color="#F5F6F7"/>
    </style:style>
    <style:style style:name="T104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4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4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4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4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047" style:parent-style-name="Normal" style:family="paragraph">
      <style:paragraph-properties fo:margin-top="0.0694in" fo:margin-bottom="0.0694in" fo:line-height="100%" fo:background-color="#F5F6F7"/>
    </style:style>
    <style:style style:name="T104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4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5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5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5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5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1054" style:parent-style-name="Normal" style:family="paragraph">
      <style:paragraph-properties fo:margin-top="0.0694in" fo:margin-bottom="0.0694in" fo:line-height="100%" fo:background-color="#F5F6F7"/>
    </style:style>
    <style:style style:name="T105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5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5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5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1059" style:parent-style-name="Normal" style:family="paragraph">
      <style:paragraph-properties fo:margin-top="0.0694in" fo:margin-bottom="0.0694in" fo:line-height="100%" fo:background-color="#F5F6F7"/>
    </style:style>
    <style:style style:name="T106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6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6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6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6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065" style:parent-style-name="Normal" style:family="paragraph">
      <style:paragraph-properties fo:margin-top="0.0694in" fo:margin-bottom="0.0694in" fo:line-height="100%" fo:background-color="#F5F6F7"/>
    </style:style>
    <style:style style:name="T106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6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1068" style:parent-style-name="Normal" style:family="paragraph">
      <style:paragraph-properties fo:margin-top="0.0694in" fo:margin-bottom="0.0694in" fo:line-height="100%" fo:background-color="#F5F6F7"/>
    </style:style>
    <style:style style:name="T106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7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7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7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1073" style:parent-style-name="Normal" style:family="paragraph">
      <style:paragraph-properties fo:margin-top="0.0694in" fo:margin-bottom="0.0694in" fo:line-height="100%" fo:background-color="#F5F6F7"/>
    </style:style>
    <style:style style:name="T107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7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7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7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7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079" style:parent-style-name="Normal" style:family="paragraph">
      <style:paragraph-properties fo:margin-top="0.0694in" fo:margin-bottom="0.0694in" fo:line-height="100%" fo:background-color="#F5F6F7"/>
    </style:style>
    <style:style style:name="T108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8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8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083" style:parent-style-name="Normal" style:family="paragraph">
      <style:paragraph-properties fo:margin-top="0.0694in" fo:margin-bottom="0.0694in" fo:line-height="100%" fo:background-color="#F5F6F7"/>
    </style:style>
    <style:style style:name="T108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8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8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087" style:parent-style-name="Normal" style:family="paragraph">
      <style:paragraph-properties fo:margin-top="0.0694in" fo:margin-bottom="0.0694in" fo:line-height="100%" fo:background-color="#F5F6F7"/>
    </style:style>
    <style:style style:name="T108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8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9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9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1092" style:parent-style-name="Normal" style:family="paragraph">
      <style:paragraph-properties fo:margin-top="0.0694in" fo:margin-bottom="0.0694in" fo:line-height="100%" fo:background-color="#F5F6F7"/>
    </style:style>
    <style:style style:name="T109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9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9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09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09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098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099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00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01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02" style:parent-style-name="Normal" style:family="paragraph">
      <style:paragraph-properties fo:margin-bottom="0in" fo:line-height="100%" fo:background-color="#F5F6F7"/>
    </style:style>
    <style:style style:name="T1103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fo:language="en" fo:country="US" style:language-asian="fr" style:country-asian="FR"/>
    </style:style>
    <style:style style:name="T110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0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0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07" style:parent-style-name="Normal" style:family="paragraph">
      <style:paragraph-properties fo:margin-top="0.2604in" fo:margin-bottom="0.2604in" fo:line-height="100%" fo:background-color="#F5F6F7"/>
    </style:style>
    <style:style style:name="T110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style:language-asian="fr" style:country-asian="FR"/>
    </style:style>
    <style:style style:name="P1109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10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11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12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style:language-asian="fr" style:country-asian="FR"/>
    </style:style>
    <style:style style:name="P1113" style:parent-style-name="Normal" style:family="paragraph">
      <style:paragraph-properties fo:text-align="center" fo:margin-top="0.0694in" fo:margin-bottom="0.0694in" fo:line-height="100%" fo:background-color="#F5F6F7"/>
      <style:text-properties style:font-name="Lato" style:font-name-asian="Times New Roman" style:font-name-complex="Times New Roman" fo:font-weight="bold" style:font-weight-asian="bold" style:font-weight-complex="bold" fo:color="#1B1B32" style:letter-kerning="false" style:language-asian="fr" style:country-asian="FR"/>
    </style:style>
    <style:style style:name="P1114" style:parent-style-name="Normal" style:family="paragraph">
      <style:paragraph-properties fo:margin-bottom="0in" fo:line-height="100%" fo:background-color="#F5F6F7"/>
    </style:style>
    <style:style style:name="T111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11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1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1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1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2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2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2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23" style:parent-style-name="Normal" style:family="paragraph">
      <style:paragraph-properties fo:margin-bottom="0in" fo:line-height="100%" fo:background-color="#F5F6F7"/>
    </style:style>
    <style:style style:name="T1124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12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2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2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2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2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3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3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32" style:parent-style-name="Normal" style:family="paragraph">
      <style:paragraph-properties fo:margin-bottom="0in" fo:line-height="100%" fo:background-color="#F5F6F7"/>
    </style:style>
    <style:style style:name="T1133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13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3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3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3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3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39" style:parent-style-name="Normal" style:family="paragraph">
      <style:paragraph-properties fo:margin-bottom="0in" fo:line-height="100%" fo:background-color="#F5F6F7"/>
    </style:style>
    <style:style style:name="T1140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14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4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4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4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4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46" style:parent-style-name="Normal" style:family="paragraph">
      <style:paragraph-properties fo:margin-bottom="0in" fo:line-height="100%" fo:background-color="#F5F6F7"/>
    </style:style>
    <style:style style:name="T1147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14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4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5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5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5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5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5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55" style:parent-style-name="Normal" style:family="paragraph">
      <style:paragraph-properties fo:margin-bottom="0in" fo:line-height="100%" fo:background-color="#F5F6F7"/>
    </style:style>
    <style:style style:name="T1156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15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5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5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6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6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6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6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64" style:parent-style-name="Normal" style:family="paragraph">
      <style:paragraph-properties fo:margin-bottom="0in" fo:line-height="100%" fo:background-color="#F5F6F7"/>
    </style:style>
    <style:style style:name="T116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16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6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6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6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7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71" style:parent-style-name="Normal" style:family="paragraph">
      <style:paragraph-properties fo:margin-bottom="0in" fo:line-height="100%" fo:background-color="#F5F6F7"/>
    </style:style>
    <style:style style:name="T1172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17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7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7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7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7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78" style:parent-style-name="Normal" style:family="paragraph">
      <style:paragraph-properties fo:margin-bottom="0in" fo:line-height="100%" fo:background-color="#F5F6F7"/>
    </style:style>
    <style:style style:name="T1179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18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8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8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8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8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85" style:parent-style-name="Normal" style:family="paragraph">
      <style:paragraph-properties fo:margin-bottom="0in" fo:line-height="100%" fo:background-color="#F5F6F7"/>
    </style:style>
    <style:style style:name="T1186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18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8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8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9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9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9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9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194" style:parent-style-name="Normal" style:family="paragraph">
      <style:paragraph-properties fo:margin-bottom="0in" fo:line-height="100%" fo:background-color="#F5F6F7"/>
    </style:style>
    <style:style style:name="T119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19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9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19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19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0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0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0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0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0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205" style:parent-style-name="Normal" style:family="paragraph">
      <style:paragraph-properties fo:margin-bottom="0in" fo:line-height="100%" fo:background-color="#F5F6F7"/>
    </style:style>
    <style:style style:name="T1206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20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0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0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1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1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212" style:parent-style-name="Normal" style:family="paragraph">
      <style:paragraph-properties fo:margin-bottom="0in" fo:line-height="100%" fo:background-color="#F5F6F7"/>
    </style:style>
    <style:style style:name="T1213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21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1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1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1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1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1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2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221" style:parent-style-name="Normal" style:family="paragraph">
      <style:paragraph-properties fo:margin-bottom="0in" fo:line-height="100%" fo:background-color="#F5F6F7"/>
    </style:style>
    <style:style style:name="T1222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22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2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2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2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2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2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2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230" style:parent-style-name="Normal" style:family="paragraph">
      <style:paragraph-properties fo:margin-bottom="0in" fo:line-height="100%" fo:background-color="#F5F6F7"/>
    </style:style>
    <style:style style:name="T1231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23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3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3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3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3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237" style:parent-style-name="Normal" style:family="paragraph">
      <style:paragraph-properties fo:margin-bottom="0in" fo:line-height="100%" fo:background-color="#F5F6F7"/>
    </style:style>
    <style:style style:name="T1238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23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4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4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4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4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244" style:parent-style-name="Normal" style:family="paragraph">
      <style:paragraph-properties fo:margin-bottom="0in" fo:line-height="100%" fo:background-color="#F5F6F7"/>
    </style:style>
    <style:style style:name="T124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24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4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4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4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5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5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5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253" style:parent-style-name="Normal" style:family="paragraph">
      <style:paragraph-properties fo:margin-bottom="0in" fo:line-height="100%" fo:background-color="#F5F6F7"/>
    </style:style>
    <style:style style:name="T1254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25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5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5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5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5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6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6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262" style:parent-style-name="Normal" style:family="paragraph">
      <style:paragraph-properties fo:margin-bottom="0in" fo:line-height="100%" fo:background-color="#F5F6F7"/>
    </style:style>
    <style:style style:name="T1263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26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6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6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6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6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269" style:parent-style-name="Normal" style:family="paragraph">
      <style:paragraph-properties fo:margin-bottom="0in" fo:line-height="100%" fo:background-color="#F5F6F7"/>
    </style:style>
    <style:style style:name="T1270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27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7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7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7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7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7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7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278" style:parent-style-name="Normal" style:family="paragraph">
      <style:paragraph-properties fo:margin-bottom="0in" fo:line-height="100%" fo:background-color="#F5F6F7"/>
    </style:style>
    <style:style style:name="T1279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28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8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8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8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8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8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8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287" style:parent-style-name="Normal" style:family="paragraph">
      <style:paragraph-properties fo:margin-bottom="0in" fo:line-height="100%" fo:background-color="#F5F6F7"/>
    </style:style>
    <style:style style:name="T1288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28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9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9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9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9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9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29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296" style:parent-style-name="Normal" style:family="paragraph">
      <style:paragraph-properties fo:margin-bottom="0in" fo:line-height="100%" fo:background-color="#F5F6F7"/>
    </style:style>
    <style:style style:name="T1297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29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29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0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01" style:parent-style-name="Normal" style:family="paragraph">
      <style:paragraph-properties fo:margin-bottom="0in" fo:line-height="100%" fo:background-color="#F5F6F7"/>
    </style:style>
    <style:style style:name="T1302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30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04" style:parent-style-name="Normal" style:family="paragraph">
      <style:paragraph-properties fo:margin-bottom="0in" fo:line-height="100%" fo:background-color="#F5F6F7"/>
    </style:style>
    <style:style style:name="T130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30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07" style:parent-style-name="Normal" style:family="paragraph">
      <style:text-properties fo:language="en" fo:country="US"/>
    </style:style>
    <style:style style:name="P1308" style:parent-style-name="Normal" style:family="paragraph">
      <style:text-properties fo:language="en" fo:country="US"/>
    </style:style>
    <style:style style:name="P1309" style:parent-style-name="Normal" style:family="paragraph">
      <style:paragraph-properties fo:text-align="center" fo:line-height="100%" fo:background-color="#F5F6F7"/>
      <style:text-properties style:font-name="inherit" style:font-name-asian="Times New Roman" style:font-name-complex="Times New Roman" fo:font-weight="bold" style:font-weight-asian="bold" style:font-weight-complex="bold" fo:color="#1B1B32" style:letter-kerning="true" fo:font-size="24pt" style:font-size-asian="24pt" style:font-size-complex="24pt" fo:language="en" fo:country="US" style:language-asian="fr" style:country-asian="FR"/>
    </style:style>
    <style:style style:name="P1310" style:parent-style-name="Normal" style:family="paragraph">
      <style:paragraph-properties fo:margin-top="0.0694in" fo:margin-bottom="0.0694in" fo:line-height="100%" fo:background-color="#F5F6F7"/>
    </style:style>
    <style:style style:name="T1311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fo:language="en" fo:country="US" style:language-asian="fr" style:country-asian="FR"/>
    </style:style>
    <style:style style:name="T131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13" style:parent-style-name="Policepardéfaut" style:family="text">
      <style:text-properties style:font-name="Lato" style:font-name-asian="Times New Roman" style:font-name-complex="Times New Roman" fo:color="#0000FF" style:letter-kerning="false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fr" style:country-asian="FR"/>
    </style:style>
    <style:style style:name="T131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15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style:language-asian="fr" style:country-asian="FR"/>
    </style:style>
    <style:style style:name="T131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style:language-asian="fr" style:country-asian="FR"/>
    </style:style>
    <style:style style:name="P1317" style:parent-style-name="Normal" style:family="paragraph">
      <style:paragraph-properties fo:margin-top="0.0694in" fo:margin-bottom="0.0694in" fo:line-height="100%" fo:background-color="#F5F6F7"/>
    </style:style>
    <style:style style:name="T1318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style:language-asian="fr" style:country-asian="FR"/>
    </style:style>
    <style:style style:name="P1319" style:parent-style-name="Normal" style:family="paragraph">
      <style:paragraph-properties fo:margin-top="0.0694in" fo:margin-bottom="0.0694in" fo:line-height="100%" fo:background-color="#F5F6F7"/>
    </style:style>
    <style:style style:name="T132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2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2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2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1324" style:parent-style-name="Normal" style:family="paragraph">
      <style:paragraph-properties fo:margin-top="0.0694in" fo:margin-bottom="0.0694in" fo:line-height="100%" fo:background-color="#F5F6F7"/>
    </style:style>
    <style:style style:name="T132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2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2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28" style:parent-style-name="Normal" style:family="paragraph">
      <style:paragraph-properties fo:margin-top="0.0694in" fo:margin-bottom="0.0694in" fo:line-height="100%" fo:background-color="#F5F6F7"/>
    </style:style>
    <style:style style:name="T132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3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3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3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1333" style:parent-style-name="Normal" style:family="paragraph">
      <style:paragraph-properties fo:margin-top="0.0694in" fo:margin-bottom="0.0694in" fo:line-height="100%" fo:background-color="#F5F6F7"/>
    </style:style>
    <style:style style:name="T133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3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3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3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3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39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40" style:parent-style-name="Normal" style:family="paragraph">
      <style:paragraph-properties fo:margin-top="0.0694in" fo:margin-bottom="0.0694in" fo:line-height="100%" fo:background-color="#F5F6F7"/>
    </style:style>
    <style:style style:name="T134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4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P1343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44" style:parent-style-name="Normal" style:family="paragraph">
      <style:paragraph-properties fo:margin-top="0.0694in" fo:margin-bottom="0.0694in" fo:line-height="100%" fo:background-color="#F5F6F7"/>
    </style:style>
    <style:style style:name="T134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4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4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48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49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50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51" style:parent-style-name="Normal" style:family="paragraph">
      <style:paragraph-properties fo:margin-top="0.0694in" fo:margin-bottom="0.0694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52" style:parent-style-name="Normal" style:family="paragraph">
      <style:paragraph-properties fo:margin-bottom="0in" fo:line-height="100%" fo:background-color="#F5F6F7"/>
    </style:style>
    <style:style style:name="T1353" style:parent-style-name="Policepardéfaut" style:family="text">
      <style:text-properties style:font-name="Lato" style:font-name-asian="Times New Roman" style:font-name-complex="Times New Roman" fo:font-weight="bold" style:font-weight-asian="bold" style:font-weight-complex="bold" fo:color="#1B1B32" style:letter-kerning="false" fo:font-size="13.5pt" style:font-size-asian="13.5pt" style:font-size-complex="13.5pt" fo:language="en" fo:country="US" style:language-asian="fr" style:country-asian="FR"/>
    </style:style>
    <style:style style:name="T135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5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5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57" style:parent-style-name="Normal" style:family="paragraph">
      <style:paragraph-properties fo:margin-top="0.2604in" fo:margin-bottom="0.2604in" fo:line-height="100%" fo:background-color="#F5F6F7"/>
    </style:style>
    <style:style style:name="T135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style:language-asian="fr" style:country-asian="FR"/>
    </style:style>
    <style:style style:name="P1359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60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61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62" style:parent-style-name="Normal" style:family="paragraph">
      <style:paragraph-properties fo:margin-bottom="0in" fo:line-height="100%" fo:background-color="#F5F6F7"/>
      <style:text-properties style:font-name="Lato" style:font-name-asian="Times New Roman" style:font-name-complex="Times New Roman" fo:color="#1B1B32" style:letter-kerning="false" fo:font-size="13.5pt" style:font-size-asian="13.5pt" style:font-size-complex="13.5pt" style:language-asian="fr" style:country-asian="FR"/>
    </style:style>
    <style:style style:name="P1363" style:parent-style-name="Normal" style:family="paragraph">
      <style:paragraph-properties fo:text-align="center" fo:margin-top="0.0694in" fo:margin-bottom="0.0694in" fo:line-height="100%" fo:background-color="#F5F6F7"/>
      <style:text-properties style:font-name="Lato" style:font-name-asian="Times New Roman" style:font-name-complex="Times New Roman" fo:font-weight="bold" style:font-weight-asian="bold" style:font-weight-complex="bold" fo:color="#1B1B32" style:letter-kerning="false" style:language-asian="fr" style:country-asian="FR"/>
    </style:style>
    <style:style style:name="P1364" style:parent-style-name="Normal" style:family="paragraph">
      <style:paragraph-properties fo:margin-bottom="0in" fo:line-height="100%" fo:background-color="#F5F6F7"/>
    </style:style>
    <style:style style:name="T136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36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6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6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6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7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71" style:parent-style-name="Normal" style:family="paragraph">
      <style:paragraph-properties fo:margin-bottom="0in" fo:line-height="100%" fo:background-color="#F5F6F7"/>
    </style:style>
    <style:style style:name="T1372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37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7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7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7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7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78" style:parent-style-name="Normal" style:family="paragraph">
      <style:paragraph-properties fo:margin-bottom="0in" fo:line-height="100%" fo:background-color="#F5F6F7"/>
    </style:style>
    <style:style style:name="T1379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38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81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8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83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8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85" style:parent-style-name="Normal" style:family="paragraph">
      <style:paragraph-properties fo:margin-bottom="0in" fo:line-height="100%" fo:background-color="#F5F6F7"/>
    </style:style>
    <style:style style:name="T1386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38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8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8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9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9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92" style:parent-style-name="Normal" style:family="paragraph">
      <style:paragraph-properties fo:margin-bottom="0in" fo:line-height="100%" fo:background-color="#F5F6F7"/>
    </style:style>
    <style:style style:name="T1393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39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39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39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397" style:parent-style-name="Normal" style:family="paragraph">
      <style:paragraph-properties fo:margin-bottom="0in" fo:line-height="100%" fo:background-color="#F5F6F7"/>
    </style:style>
    <style:style style:name="T1398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39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0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0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02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0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404" style:parent-style-name="Normal" style:family="paragraph">
      <style:paragraph-properties fo:margin-bottom="0in" fo:line-height="100%" fo:background-color="#F5F6F7"/>
    </style:style>
    <style:style style:name="T1405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40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0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0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0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1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411" style:parent-style-name="Normal" style:family="paragraph">
      <style:paragraph-properties fo:margin-bottom="0in" fo:line-height="100%" fo:background-color="#F5F6F7"/>
    </style:style>
    <style:style style:name="T1412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41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1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1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1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1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1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1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20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21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422" style:parent-style-name="Normal" style:family="paragraph">
      <style:paragraph-properties fo:margin-bottom="0in" fo:line-height="100%" fo:background-color="#F5F6F7"/>
    </style:style>
    <style:style style:name="T1423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424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25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26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27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28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29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30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431" style:parent-style-name="Normal" style:family="paragraph">
      <style:paragraph-properties fo:margin-bottom="0in" fo:line-height="100%" fo:background-color="#F5F6F7"/>
    </style:style>
    <style:style style:name="T1432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433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34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3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3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3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38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39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440" style:parent-style-name="Normal" style:family="paragraph">
      <style:paragraph-properties fo:margin-bottom="0in" fo:line-height="100%" fo:background-color="#F5F6F7"/>
    </style:style>
    <style:style style:name="T1441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442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443" style:parent-style-name="Normal" style:family="paragraph">
      <style:paragraph-properties fo:margin-bottom="0in" fo:line-height="100%" fo:background-color="#F5F6F7"/>
    </style:style>
    <style:style style:name="T1444" style:parent-style-name="Policepardéfaut" style:family="text">
      <style:text-properties style:font-name="Lato" style:font-name-asian="Times New Roman" style:font-name-complex="Times New Roman" fo:color="#FFFFFF" style:letter-kerning="false" fo:font-size="13.5pt" style:font-size-asian="13.5pt" style:font-size-complex="13.5pt" fo:background-color="#000000" fo:language="en" fo:country="US" style:language-asian="fr" style:country-asian="FR"/>
    </style:style>
    <style:style style:name="T1445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T1446" style:parent-style-name="Policepardéfaut" style:family="text">
      <style:text-properties style:font-name="var(--font-family-monospace)" style:font-name-asian="Times New Roman" style:font-name-complex="Courier New" fo:color="#1B1B32" style:letter-kerning="false" fo:font-size="10pt" style:font-size-asian="10pt" style:font-size-complex="10pt" fo:language="en" fo:country="US" style:language-asian="fr" style:country-asian="FR"/>
    </style:style>
    <style:style style:name="T1447" style:parent-style-name="Policepardéfaut" style:family="text">
      <style:text-properties style:font-name="Lato" style:font-name-asian="Times New Roman" style:font-name-complex="Times New Roman" fo:color="#1B1B32" style:letter-kerning="false" fo:font-size="13.5pt" style:font-size-asian="13.5pt" style:font-size-complex="13.5pt" fo:language="en" fo:country="US" style:language-asian="fr" style:country-asian="FR"/>
    </style:style>
    <style:style style:name="P1448" style:parent-style-name="Normal" style:family="paragraph">
      <style:text-properties fo:language="en" fo:country="US"/>
    </style:style>
    <style:style style:name="P1449" style:parent-style-name="Normal" style:family="paragraph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Build a Survey Form</text:h>
      <text:p text:style-name="P2"><text:span text:style-name="T3">Objective:</text:span><text:span text:style-name="T4"> Build an app that is functionally similar to </text:span><text:a xlink:href="https://survey-form.freecodecamp.rocks/" office:target-frame-name="_blank" xlink:show="new"><text:span text:style-name="T5">https://survey-form.freecodecamp.rocks</text:span></text:a><text:span text:style-name="T6">. </text:span><text:span text:style-name="T7">Do not copy this demo project</text:span><text:span text:style-name="T8">.</text:span></text:p>
      <text:p text:style-name="P9"><text:span text:style-name="T10">User Stories:</text:span></text:p>
      <text:list text:style-name="LFO1" text:continue-numbering="true">
        <text:list-item>
          <text:p text:style-name="P11"><text:span text:style-name="T12">You should have a page title in an </text:span><text:span text:style-name="T13">h1</text:span><text:span text:style-name="T14"> element with an </text:span><text:span text:style-name="T15">id</text:span><text:span text:style-name="T16"> of </text:span><text:span text:style-name="T17">title</text:span></text:p>
        </text:list-item>
        <text:list-item>
          <text:p text:style-name="P18"><text:span text:style-name="T19">You should have a short explanation in a </text:span><text:span text:style-name="T20">p</text:span><text:span text:style-name="T21"> element with an </text:span><text:span text:style-name="T22">id</text:span><text:span text:style-name="T23"> of </text:span><text:span text:style-name="T24">description</text:span></text:p>
        </text:list-item>
        <text:list-item>
          <text:p text:style-name="P25"><text:span text:style-name="T26">You should have a </text:span><text:span text:style-name="T27">form</text:span><text:span text:style-name="T28"> element with an </text:span><text:span text:style-name="T29">id</text:span><text:span text:style-name="T30"> of </text:span><text:span text:style-name="T31">survey-form</text:span></text:p>
        </text:list-item>
        <text:list-item>
          <text:p text:style-name="P32"><text:span text:style-name="T33">Inside the form element, you are </text:span><text:span text:style-name="T34">required</text:span><text:span text:style-name="T35"> to enter your name in an </text:span><text:span text:style-name="T36">input</text:span><text:span text:style-name="T37"> field that has an </text:span><text:span text:style-name="T38">id</text:span><text:span text:style-name="T39"> of </text:span><text:span text:style-name="T40">name</text:span><text:span text:style-name="T41"> and a </text:span><text:span text:style-name="T42">type</text:span><text:span text:style-name="T43"> of </text:span><text:span text:style-name="T44">text</text:span></text:p>
        </text:list-item>
        <text:list-item>
          <text:p text:style-name="P45"><text:span text:style-name="T46">Inside the form element, you are </text:span><text:span text:style-name="T47">required</text:span><text:span text:style-name="T48"> to enter your email in an </text:span><text:span text:style-name="T49">input</text:span><text:span text:style-name="T50"> field that has an </text:span><text:span text:style-name="T51">id</text:span><text:span text:style-name="T52"> of </text:span><text:span text:style-name="T53">email</text:span></text:p>
        </text:list-item>
        <text:list-item>
          <text:p text:style-name="P54">If you enter an email that is not formatted correctly, you will see an HTML5 validation error</text:p>
        </text:list-item>
        <text:list-item>
          <text:p text:style-name="P55"><text:span text:style-name="T56">Inside the form, you can enter a number in an </text:span><text:span text:style-name="T57">input</text:span><text:span text:style-name="T58"> field that has an </text:span><text:span text:style-name="T59">id</text:span><text:span text:style-name="T60"> of </text:span><text:span text:style-name="T61">number</text:span></text:p>
        </text:list-item>
        <text:list-item>
          <text:p text:style-name="P62">The number input should not accept non-numbers, either by preventing you from typing them or by showing an HTML5 validation error (depending on your browser).</text:p>
        </text:list-item>
        <text:list-item>
          <text:p text:style-name="P63"><text:span text:style-name="T64">If you enter numbers outside the range of the number input, which are defined by the </text:span><text:span text:style-name="T65">min</text:span><text:span text:style-name="T66"> and </text:span><text:span text:style-name="T67">max</text:span><text:span text:style-name="T68"> attributes, you will see an HTML5 validation error</text:span></text:p>
        </text:list-item>
        <text:list-item>
          <text:p text:style-name="P69"><text:span text:style-name="T70">For the name, email, and number input fields, you can see corresponding </text:span><text:span text:style-name="T71">label</text:span><text:span text:style-name="T72"> elements in the form, that describe the purpose of each field with the following ids: </text:span><text:span text:style-name="T73">id="name-label"</text:span><text:span text:style-name="T74">, </text:span><text:span text:style-name="T75">id="email-label"</text:span><text:span text:style-name="T76">, and </text:span><text:span text:style-name="T77">id="number-label"</text:span></text:p>
        </text:list-item>
        <text:list-item>
          <text:p text:style-name="P78">For the name, email, and number input fields, you can see placeholder text that gives a description or instructions for each field</text:p>
        </text:list-item>
        <text:list-item>
          <text:p text:style-name="P79"><text:span text:style-name="T80">Inside the form element, you should have a </text:span><text:span text:style-name="T81">select</text:span><text:span text:style-name="T82"> dropdown element with an </text:span><text:span text:style-name="T83">id</text:span><text:span text:style-name="T84"> of </text:span><text:span text:style-name="T85">dropdown</text:span><text:span text:style-name="T86"> and at least two options to choose from</text:span></text:p>
        </text:list-item>
        <text:list-item>
          <text:p text:style-name="P87"><text:span text:style-name="T88">Inside the form element, you can select an option from a group of at least two radio buttons that are grouped using the </text:span><text:span text:style-name="T89">name</text:span><text:span text:style-name="T90"> attribute</text:span></text:p>
        </text:list-item>
        <text:list-item>
          <text:p text:style-name="P91"><text:span text:style-name="T92">Inside the form element, you can select several fields from a series of checkboxes, each of which must have a </text:span><text:span text:style-name="T93">value</text:span><text:span text:style-name="T94"> attribute</text:span></text:p>
        </text:list-item>
        <text:list-item>
          <text:p text:style-name="P95"><text:span text:style-name="T96">Inside the form element, you are presented with a </text:span><text:span text:style-name="T97">textarea</text:span><text:span text:style-name="T98"> for additional comments</text:span></text:p>
        </text:list-item>
        <text:list-item>
          <text:p text:style-name="P99"><text:span text:style-name="T100">Inside the form element, you are presented with a button with </text:span><text:span text:style-name="T101">id</text:span><text:span text:style-name="T102"> of </text:span><text:span text:style-name="T103">submit</text:span><text:span text:style-name="T104"> to submit all the inputs</text:span></text:p>
        </text:list-item>
      </text:list>
      <text:p text:style-name="P105">Fulfill the user stories and pass all the tests below to complete this project. Give it your own personal style. Happy Coding!</text:p>
      <text:p text:style-name="P106"><text:span text:style-name="T107">Note:</text:span><text:span text:style-name="T108"> Be sure to add </text:span><text:span text:style-name="T109">&lt;link rel="stylesheet" href="styles.css"&gt;</text:span><text:span text:style-name="T110"> in your HTML to link your stylesheet and apply your CSS</text:span></text:p>
      <text:p text:style-name="P111"><text:span text:style-name="T112"><draw:custom-shape svg:x="0in" svg:y="0in" svg:width="0.69167in" svg:height="0.35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113">Run the Tests (Ctrl + Enter)</text:p>
      <text:p text:style-name="P114">Save your Code</text:p>
      <text:p text:style-name="P115">Reset this lesson</text:p>
      <text:p text:style-name="P116">Get Help</text:p>
      <text:h text:style-name="P117" text:outline-level="2">Tests</text:h>
      <text:list text:style-name="LFO2" text:continue-numbering="true">
        <text:list-item>
          <text:p text:style-name="P118"><text:span text:style-name="T119">Waiting:</text:span><text:span text:style-name="T120">You should have an </text:span><text:span text:style-name="T121">h1</text:span><text:span text:style-name="T122"> element with an </text:span><text:span text:style-name="T123">id</text:span><text:span text:style-name="T124"> of </text:span><text:span text:style-name="T125">title</text:span><text:span text:style-name="T126">.</text:span></text:p>
        </text:list-item>
        <text:list-item>
          <text:p text:style-name="P127"><text:span text:style-name="T128">Waiting:</text:span><text:span text:style-name="T129">Your </text:span><text:span text:style-name="T130">#title</text:span><text:span text:style-name="T131"> should not be empty.</text:span></text:p>
        </text:list-item>
        <text:list-item>
          <text:p text:style-name="P132"><text:span text:style-name="T133">Waiting:</text:span><text:span text:style-name="T134">You should have a </text:span><text:span text:style-name="T135">p</text:span><text:span text:style-name="T136"> element with an </text:span><text:span text:style-name="T137">id</text:span><text:span text:style-name="T138"> of </text:span><text:span text:style-name="T139">description</text:span><text:span text:style-name="T140">.</text:span></text:p>
        </text:list-item>
        <text:list-item>
          <text:p text:style-name="P141"><text:span text:style-name="T142">Waiting:</text:span><text:span text:style-name="T143">Your </text:span><text:span text:style-name="T144">#description</text:span><text:span text:style-name="T145"> should not be empty.</text:span></text:p>
        </text:list-item>
        <text:list-item>
          <text:p text:style-name="P146"><text:span text:style-name="T147">Waiting:</text:span><text:span text:style-name="T148">You should have a </text:span><text:span text:style-name="T149">form</text:span><text:span text:style-name="T150"> element with an </text:span><text:span text:style-name="T151">id</text:span><text:span text:style-name="T152"> of </text:span><text:span text:style-name="T153">survey-form</text:span><text:span text:style-name="T154">.</text:span></text:p>
        </text:list-item>
        <text:list-item>
          <text:p text:style-name="P155"><text:span text:style-name="T156">Waiting:</text:span><text:span text:style-name="T157">You should have an </text:span><text:span text:style-name="T158">input</text:span><text:span text:style-name="T159"> element with an </text:span><text:span text:style-name="T160">id</text:span><text:span text:style-name="T161"> of </text:span><text:span text:style-name="T162">name</text:span><text:span text:style-name="T163">.</text:span></text:p>
        </text:list-item>
        <text:list-item>
          <text:p text:style-name="P164"><text:span text:style-name="T165">Waiting:</text:span><text:span text:style-name="T166">Your </text:span><text:span text:style-name="T167">#name</text:span><text:span text:style-name="T168"> should have a </text:span><text:span text:style-name="T169">type</text:span><text:span text:style-name="T170"> of </text:span><text:span text:style-name="T171">text</text:span><text:span text:style-name="T172">.</text:span></text:p>
        </text:list-item>
        <text:list-item>
          <text:p text:style-name="P173"><text:span text:style-name="T174">Waiting:</text:span><text:span text:style-name="T175">Your </text:span><text:span text:style-name="T176">#name</text:span><text:span text:style-name="T177"> should require input.</text:span></text:p>
        </text:list-item>
        <text:list-item>
          <text:p text:style-name="P178"><text:span text:style-name="T179">Waiting:</text:span><text:span text:style-name="T180">Your </text:span><text:span text:style-name="T181">#name</text:span><text:span text:style-name="T182"> should be a descendant of </text:span><text:span text:style-name="T183">#survey-form</text:span><text:span text:style-name="T184">.</text:span></text:p>
        </text:list-item>
        <text:list-item>
          <text:p text:style-name="P185"><text:span text:style-name="T186">Waiting:</text:span><text:span text:style-name="T187">You should have an </text:span><text:span text:style-name="T188">input</text:span><text:span text:style-name="T189"> element with an </text:span><text:span text:style-name="T190">id</text:span><text:span text:style-name="T191"> of </text:span><text:span text:style-name="T192">email</text:span><text:span text:style-name="T193">.</text:span></text:p>
        </text:list-item>
        <text:list-item>
          <text:p text:style-name="P194"><text:span text:style-name="T195">Waiting:</text:span><text:span text:style-name="T196">Your </text:span><text:span text:style-name="T197">#email</text:span><text:span text:style-name="T198"> should have a </text:span><text:span text:style-name="T199">type</text:span><text:span text:style-name="T200"> of </text:span><text:span text:style-name="T201">email</text:span><text:span text:style-name="T202">.</text:span></text:p>
        </text:list-item>
        <text:list-item>
          <text:p text:style-name="P203"><text:span text:style-name="T204">Waiting:</text:span><text:span text:style-name="T205">Your </text:span><text:span text:style-name="T206">#email</text:span><text:span text:style-name="T207"> should require input.</text:span></text:p>
        </text:list-item>
        <text:list-item>
          <text:p text:style-name="P208"><text:span text:style-name="T209">Waiting:</text:span><text:span text:style-name="T210">Your </text:span><text:span text:style-name="T211">#email</text:span><text:span text:style-name="T212"> should be a descendant of </text:span><text:span text:style-name="T213">#survey-form</text:span><text:span text:style-name="T214">.</text:span></text:p>
        </text:list-item>
        <text:list-item>
          <text:p text:style-name="P215"><text:span text:style-name="T216">Waiting:</text:span><text:span text:style-name="T217">You should have an </text:span><text:span text:style-name="T218">input</text:span><text:span text:style-name="T219"> element with an </text:span><text:span text:style-name="T220">id</text:span><text:span text:style-name="T221"> of </text:span><text:span text:style-name="T222">number</text:span><text:span text:style-name="T223">.</text:span></text:p>
        </text:list-item>
        <text:list-item>
          <text:p text:style-name="P224"><text:span text:style-name="T225">Waiting:</text:span><text:span text:style-name="T226">Your </text:span><text:span text:style-name="T227">#number</text:span><text:span text:style-name="T228"> should be a descendant of </text:span><text:span text:style-name="T229">#survey-form</text:span><text:span text:style-name="T230">.</text:span></text:p>
        </text:list-item>
        <text:list-item>
          <text:p text:style-name="P231"><text:span text:style-name="T232">Waiting:</text:span><text:span text:style-name="T233">Your </text:span><text:span text:style-name="T234">#number</text:span><text:span text:style-name="T235"> should have a </text:span><text:span text:style-name="T236">type</text:span><text:span text:style-name="T237"> of </text:span><text:span text:style-name="T238">number</text:span><text:span text:style-name="T239">.</text:span></text:p>
        </text:list-item>
        <text:list-item>
          <text:p text:style-name="P240"><text:span text:style-name="T241">Waiting:</text:span><text:span text:style-name="T242">Your </text:span><text:span text:style-name="T243">#number</text:span><text:span text:style-name="T244"> should have a </text:span><text:span text:style-name="T245">min</text:span><text:span text:style-name="T246"> attribute with a numeric value.</text:span></text:p>
        </text:list-item>
        <text:list-item>
          <text:p text:style-name="P247"><text:span text:style-name="T248">Waiting:</text:span><text:span text:style-name="T249">Your </text:span><text:span text:style-name="T250">#number</text:span><text:span text:style-name="T251"> should have a </text:span><text:span text:style-name="T252">max</text:span><text:span text:style-name="T253"> attribute with a numeric value.</text:span></text:p>
        </text:list-item>
        <text:list-item>
          <text:p text:style-name="P254"><text:span text:style-name="T255">Waiting:</text:span><text:span text:style-name="T256">You should have a </text:span><text:span text:style-name="T257">label</text:span><text:span text:style-name="T258"> element with an </text:span><text:span text:style-name="T259">id</text:span><text:span text:style-name="T260"> of </text:span><text:span text:style-name="T261">name-label</text:span><text:span text:style-name="T262">.</text:span></text:p>
        </text:list-item>
        <text:list-item>
          <text:p text:style-name="P263"><text:span text:style-name="T264">Waiting:</text:span><text:span text:style-name="T265">You should have a </text:span><text:span text:style-name="T266">label</text:span><text:span text:style-name="T267"> element with an </text:span><text:span text:style-name="T268">id</text:span><text:span text:style-name="T269"> of </text:span><text:span text:style-name="T270">email-label</text:span><text:span text:style-name="T271">.</text:span></text:p>
        </text:list-item>
        <text:list-item>
          <text:p text:style-name="P272"><text:span text:style-name="T273">Waiting:</text:span><text:span text:style-name="T274">You should have a </text:span><text:span text:style-name="T275">label</text:span><text:span text:style-name="T276"> element with an </text:span><text:span text:style-name="T277">id</text:span><text:span text:style-name="T278"> of </text:span><text:span text:style-name="T279">number-label</text:span><text:span text:style-name="T280">.</text:span></text:p>
        </text:list-item>
        <text:list-item>
          <text:p text:style-name="P281"><text:span text:style-name="T282">Waiting:</text:span><text:span text:style-name="T283">Your </text:span><text:span text:style-name="T284">#name-label</text:span><text:span text:style-name="T285"> should contain text that describes the input.</text:span></text:p>
        </text:list-item>
        <text:list-item>
          <text:p text:style-name="P286"><text:span text:style-name="T287">Waiting:</text:span><text:span text:style-name="T288">Your </text:span><text:span text:style-name="T289">#email-label</text:span><text:span text:style-name="T290"> should contain text that describes the input.</text:span></text:p>
        </text:list-item>
        <text:list-item>
          <text:p text:style-name="P291"><text:span text:style-name="T292">Waiting:</text:span><text:span text:style-name="T293">Your </text:span><text:span text:style-name="T294">#number-label</text:span><text:span text:style-name="T295"> should contain text that describes the input.</text:span></text:p>
        </text:list-item>
        <text:list-item>
          <text:p text:style-name="P296"><text:span text:style-name="T297">Waiting:</text:span><text:span text:style-name="T298">Your </text:span><text:span text:style-name="T299">#name-label</text:span><text:span text:style-name="T300"> should be a descendant of </text:span><text:span text:style-name="T301">#survey-form</text:span><text:span text:style-name="T302">.</text:span></text:p>
        </text:list-item>
        <text:list-item>
          <text:p text:style-name="P303"><text:span text:style-name="T304">Waiting:</text:span><text:span text:style-name="T305">Your </text:span><text:span text:style-name="T306">#email-label</text:span><text:span text:style-name="T307"> should be a descendant of </text:span><text:span text:style-name="T308">#survey-form</text:span><text:span text:style-name="T309">.</text:span></text:p>
        </text:list-item>
        <text:list-item>
          <text:p text:style-name="P310"><text:span text:style-name="T311">Waiting:</text:span><text:span text:style-name="T312">Your </text:span><text:span text:style-name="T313">#number-label</text:span><text:span text:style-name="T314"> should be a descendant of </text:span><text:span text:style-name="T315">#survey-form</text:span><text:span text:style-name="T316">.</text:span></text:p>
        </text:list-item>
        <text:list-item>
          <text:p text:style-name="P317"><text:span text:style-name="T318">Waiting:</text:span><text:span text:style-name="T319">Your </text:span><text:span text:style-name="T320">#name</text:span><text:span text:style-name="T321"> should have a </text:span><text:span text:style-name="T322">placeholder</text:span><text:span text:style-name="T323"> attribute and value.</text:span></text:p>
        </text:list-item>
        <text:list-item>
          <text:p text:style-name="P324"><text:span text:style-name="T325">Waiting:</text:span><text:span text:style-name="T326">Your </text:span><text:span text:style-name="T327">#email</text:span><text:span text:style-name="T328"> should have a </text:span><text:span text:style-name="T329">placeholder</text:span><text:span text:style-name="T330"> attribute and value.</text:span></text:p>
        </text:list-item>
        <text:list-item>
          <text:p text:style-name="P331"><text:span text:style-name="T332">Waiting:</text:span><text:span text:style-name="T333">Your </text:span><text:span text:style-name="T334">#number</text:span><text:span text:style-name="T335"> should have a </text:span><text:span text:style-name="T336">placeholder</text:span><text:span text:style-name="T337"> attribute and value.</text:span></text:p>
        </text:list-item>
        <text:list-item>
          <text:p text:style-name="P338"><text:span text:style-name="T339">Waiting:</text:span><text:span text:style-name="T340">You should have a </text:span><text:span text:style-name="T341">select</text:span><text:span text:style-name="T342"> field with an </text:span><text:span text:style-name="T343">id</text:span><text:span text:style-name="T344"> of </text:span><text:span text:style-name="T345">dropdown</text:span><text:span text:style-name="T346">.</text:span></text:p>
        </text:list-item>
        <text:list-item>
          <text:p text:style-name="P347"><text:span text:style-name="T348">Waiting:</text:span><text:span text:style-name="T349">Your </text:span><text:span text:style-name="T350">#dropdown</text:span><text:span text:style-name="T351"> should have at least two selectable (not disabled) </text:span><text:span text:style-name="T352">option</text:span><text:span text:style-name="T353"> elements.</text:span></text:p>
        </text:list-item>
        <text:list-item>
          <text:p text:style-name="P354"><text:span text:style-name="T355">Waiting:</text:span><text:span text:style-name="T356">Your </text:span><text:span text:style-name="T357">#dropdown</text:span><text:span text:style-name="T358"> should be a descendant of </text:span><text:span text:style-name="T359">#survey-form</text:span><text:span text:style-name="T360">.</text:span></text:p>
        </text:list-item>
        <text:list-item>
          <text:p text:style-name="P361"><text:span text:style-name="T362">Waiting:</text:span><text:span text:style-name="T363">You should have at least two </text:span><text:span text:style-name="T364">input</text:span><text:span text:style-name="T365"> elements with a </text:span><text:span text:style-name="T366">type</text:span><text:span text:style-name="T367"> of </text:span><text:span text:style-name="T368">radio</text:span><text:span text:style-name="T369"> (radio buttons).</text:span></text:p>
        </text:list-item>
        <text:list-item>
          <text:p text:style-name="P370"><text:span text:style-name="T371">Waiting:</text:span><text:span text:style-name="T372">You should have at least two radio buttons that are descendants of </text:span><text:span text:style-name="T373">#survey-form</text:span><text:span text:style-name="T374">.</text:span></text:p>
        </text:list-item>
        <text:list-item>
          <text:p text:style-name="P375"><text:span text:style-name="T376">Waiting:</text:span><text:span text:style-name="T377">All your radio buttons should have a </text:span><text:span text:style-name="T378">value</text:span><text:span text:style-name="T379"> attribute and value.</text:span></text:p>
        </text:list-item>
        <text:list-item>
          <text:p text:style-name="P380"><text:span text:style-name="T381">Waiting:</text:span><text:span text:style-name="T382">All your radio buttons should have a </text:span><text:span text:style-name="T383">name</text:span><text:span text:style-name="T384"> attribute and value.</text:span></text:p>
        </text:list-item>
        <text:list-item>
          <text:p text:style-name="P385"><text:span text:style-name="T386">Waiting:</text:span><text:span text:style-name="T387">Every radio button group should have at least 2 radio buttons.</text:span></text:p>
        </text:list-item>
        <text:list-item>
          <text:p text:style-name="P388"><text:span text:style-name="T389">Waiting:</text:span><text:span text:style-name="T390">You should have at least two </text:span><text:span text:style-name="T391">input</text:span><text:span text:style-name="T392"> elements with a </text:span><text:span text:style-name="T393">type</text:span><text:span text:style-name="T394"> of </text:span><text:span text:style-name="T395">checkbox</text:span><text:span text:style-name="T396"> (checkboxes) that are descendants of </text:span><text:span text:style-name="T397">#survey-form</text:span><text:span text:style-name="T398">.</text:span></text:p>
        </text:list-item>
        <text:list-item>
          <text:p text:style-name="P399"><text:span text:style-name="T400">Waiting:</text:span><text:span text:style-name="T401">All your checkboxes inside </text:span><text:span text:style-name="T402">#survey-form</text:span><text:span text:style-name="T403"> should have a </text:span><text:span text:style-name="T404">value</text:span><text:span text:style-name="T405"> attribute and value.</text:span></text:p>
        </text:list-item>
        <text:list-item>
          <text:p text:style-name="P406"><text:span text:style-name="T407">Waiting:</text:span><text:span text:style-name="T408">You should have at least one </text:span><text:span text:style-name="T409">textarea</text:span><text:span text:style-name="T410"> element that is a descendant of </text:span><text:span text:style-name="T411">#survey-form</text:span><text:span text:style-name="T412">.</text:span></text:p>
        </text:list-item>
        <text:list-item>
          <text:p text:style-name="P413"><text:span text:style-name="T414">Waiting:</text:span><text:span text:style-name="T415">You should have an </text:span><text:span text:style-name="T416">input</text:span><text:span text:style-name="T417"> or </text:span><text:span text:style-name="T418">button</text:span><text:span text:style-name="T419"> element with an </text:span><text:span text:style-name="T420">id</text:span><text:span text:style-name="T421"> of </text:span><text:span text:style-name="T422">submit</text:span><text:span text:style-name="T423">.</text:span></text:p>
        </text:list-item>
        <text:list-item>
          <text:p text:style-name="P424"><text:span text:style-name="T425">Waiting:</text:span><text:span text:style-name="T426">Your </text:span><text:span text:style-name="T427">#submit</text:span><text:span text:style-name="T428"> should have a </text:span><text:span text:style-name="T429">type</text:span><text:span text:style-name="T430"> of </text:span><text:span text:style-name="T431">submit</text:span><text:span text:style-name="T432">.</text:span></text:p>
        </text:list-item>
        <text:list-item>
          <text:p text:style-name="P433"><text:span text:style-name="T434">Waiting:</text:span><text:span text:style-name="T435">Your </text:span><text:span text:style-name="T436">#submit</text:span><text:span text:style-name="T437"> should be a descendant of </text:span><text:span text:style-name="T438">#survey-form</text:span><text:span text:style-name="T439">.</text:span></text:p>
        </text:list-item>
      </text:list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h text:style-name="P455" text:outline-level="1">Build a Tribute Page</text:h>
      <text:p text:style-name="P456"><text:span text:style-name="T457">Objective:</text:span><text:span text:style-name="T458"> Build an app that is functionally similar to </text:span><text:a xlink:href="https://tribute-page.freecodecamp.rocks/" office:target-frame-name="_blank" xlink:show="new"><text:span text:style-name="T459">https:/</text:span><text:bookmark-start text:name="_Hlt168168675"/><text:bookmark-start text:name="_Hlt168168676"/><text:span text:style-name="T460">/</text:span><text:bookmark-start text:name="_Hlt168239273"/><text:bookmark-start text:name="_Hlt168239274"/><text:bookmark-end text:name="_Hlt168168675"/><text:bookmark-end text:name="_Hlt168168676"/><text:span text:style-name="T461">t</text:span><text:bookmark-end text:name="_Hlt168239273"/><text:bookmark-end text:name="_Hlt168239274"/><text:span text:style-name="T462">ribute-page.freecodecamp.rocks</text:span></text:a><text:span text:style-name="T463">. </text:span><text:span text:style-name="T464">Do not copy this demo project</text:span><text:span text:style-name="T465">.</text:span></text:p>
      <text:p text:style-name="P466"><text:span text:style-name="T467">User Stories:</text:span></text:p>
      <text:list text:style-name="LFO3" text:continue-numbering="true">
        <text:list-item>
          <text:p text:style-name="P468"><text:span text:style-name="T469">Your tribute page should have a </text:span><text:span text:style-name="T470">main</text:span><text:span text:style-name="T471"> element with a corresponding </text:span><text:span text:style-name="T472">id</text:span><text:span text:style-name="T473"> of </text:span><text:span text:style-name="T474">main</text:span><text:span text:style-name="T475">, which contains all other elements</text:span></text:p>
        </text:list-item>
        <text:list-item>
          <text:p text:style-name="P476"><text:span text:style-name="T477">You should see an element with an </text:span><text:span text:style-name="T478">id</text:span><text:span text:style-name="T479"> of </text:span><text:span text:style-name="T480">title</text:span><text:span text:style-name="T481">, which contains a string (i.e. text), that describes the subject of the tribute page (e.g. "Dr. Norman Borlaug")</text:span></text:p>
        </text:list-item>
        <text:list-item>
          <text:p text:style-name="P482"><text:span text:style-name="T483">You should see either a </text:span><text:span text:style-name="T484">figure</text:span><text:span text:style-name="T485"> or a </text:span><text:span text:style-name="T486">div</text:span><text:span text:style-name="T487"> element with an </text:span><text:span text:style-name="T488">id</text:span><text:span text:style-name="T489"> of </text:span><text:span text:style-name="T490">img-div</text:span></text:p>
        </text:list-item>
        <text:list-item>
          <text:p text:style-name="P491"><text:span text:style-name="T492">Within the </text:span><text:span text:style-name="T493">#img-div</text:span><text:span text:style-name="T494"> element, you should see an </text:span><text:span text:style-name="T495">img</text:span><text:span text:style-name="T496"> element with a corresponding </text:span><text:span text:style-name="T497">id="image"</text:span></text:p>
        </text:list-item>
        <text:list-item>
          <text:p text:style-name="P498"><text:span text:style-name="T499">Within the </text:span><text:span text:style-name="T500">#img-div</text:span><text:span text:style-name="T501"> element, you should see an element with a corresponding </text:span><text:span text:style-name="T502">id="img-caption"</text:span><text:span text:style-name="T503"> that contains textual content describing the image shown in </text:span><text:span text:style-name="T504">#img-div</text:span></text:p>
        </text:list-item>
        <text:list-item>
          <text:p text:style-name="P505"><text:span text:style-name="T506">You should see an element with a corresponding </text:span><text:span text:style-name="T507">id="tribute-info"</text:span><text:span text:style-name="T508">, which contains textual content describing the subject of the tribute page</text:span></text:p>
        </text:list-item>
        <text:list-item>
          <text:p text:style-name="P509"><text:span text:style-name="T510">You should see an </text:span><text:span text:style-name="T511">a</text:span><text:span text:style-name="T512"> element with a corresponding </text:span><text:span text:style-name="T513">id="tribute-link"</text:span><text:span text:style-name="T514">, which links to an outside site, that contains additional information about the subject of the tribute page. HINT: You must give your element an attribute of </text:span><text:span text:style-name="T515">target</text:span><text:span text:style-name="T516"> and set it to </text:span><text:span text:style-name="T517">_blank</text:span><text:span text:style-name="T518"> in order for your link to open in a new tab</text:span></text:p>
        </text:list-item>
        <text:list-item>
          <text:p text:style-name="P519"><text:span text:style-name="T520">Your </text:span><text:span text:style-name="T521">#image</text:span><text:span text:style-name="T522"> should use </text:span><text:span text:style-name="T523">max-width</text:span><text:span text:style-name="T524"> and </text:span><text:span text:style-name="T525">height</text:span><text:span text:style-name="T526"> properties to resize responsively, relative to the width of its parent element, without exceeding its original size</text:span></text:p>
        </text:list-item>
        <text:list-item>
          <text:p text:style-name="P527"><text:span text:style-name="T528">Your </text:span><text:span text:style-name="T529">img</text:span><text:span text:style-name="T530"> element should be centered within its parent element</text:span></text:p>
        </text:list-item>
      </text:list>
      <text:p text:style-name="P531">Fulfill the user stories and pass all the tests below to complete this project. Give it your own personal style. Happy Coding!</text:p>
      <text:p text:style-name="P532"><text:span text:style-name="T533">Note:</text:span><text:span text:style-name="T534"> Be sure to add </text:span><text:span text:style-name="T535">&lt;link rel="stylesheet" href="styles.css"&gt;</text:span><text:span text:style-name="T536"> in your HTML to link your stylesheet and apply your CSS</text:span></text:p>
      <text:p text:style-name="P537"><text:span text:style-name="T538"><draw:custom-shape svg:x="0in" svg:y="0in" svg:width="0.69167in" svg:height="0.35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539">Run the Tests (Ctrl + Enter)</text:p>
      <text:p text:style-name="P540">Save your Code</text:p>
      <text:p text:style-name="P541">Reset this lesson</text:p>
      <text:p text:style-name="P542">Get Help</text:p>
      <text:h text:style-name="P543" text:outline-level="2">Tests</text:h>
      <text:list text:style-name="LFO4" text:continue-numbering="true">
        <text:list-item>
          <text:p text:style-name="P544"><text:span text:style-name="T545">Waiting:</text:span><text:span text:style-name="T546">You should have a </text:span><text:span text:style-name="T547">main</text:span><text:span text:style-name="T548"> element with an </text:span><text:span text:style-name="T549">id</text:span><text:span text:style-name="T550"> of </text:span><text:span text:style-name="T551">main</text:span><text:span text:style-name="T552">.</text:span></text:p>
        </text:list-item>
        <text:list-item>
          <text:p text:style-name="P553"><text:span text:style-name="T554">Waiting:</text:span><text:span text:style-name="T555">Your </text:span><text:span text:style-name="T556">#img-div</text:span><text:span text:style-name="T557">, </text:span><text:span text:style-name="T558">#image</text:span><text:span text:style-name="T559">, </text:span><text:span text:style-name="T560">#img-caption</text:span><text:span text:style-name="T561">, </text:span><text:span text:style-name="T562">#tribute-info</text:span><text:span text:style-name="T563">, and </text:span><text:span text:style-name="T564">#tribute-link</text:span><text:span text:style-name="T565"> should all be descendants of </text:span><text:span text:style-name="T566">#main</text:span><text:span text:style-name="T567">.</text:span></text:p>
        </text:list-item>
        <text:list-item>
          <text:p text:style-name="P568"><text:span text:style-name="T569">Waiting:</text:span><text:span text:style-name="T570">You should have an element with an </text:span><text:span text:style-name="T571">id</text:span><text:span text:style-name="T572"> of </text:span><text:span text:style-name="T573">title</text:span><text:span text:style-name="T574">.</text:span></text:p>
        </text:list-item>
        <text:list-item>
          <text:p text:style-name="P575"><text:span text:style-name="T576">Waiting:</text:span><text:span text:style-name="T577">Your </text:span><text:span text:style-name="T578">#title</text:span><text:span text:style-name="T579"> should not be empty.</text:span></text:p>
        </text:list-item>
        <text:list-item>
          <text:p text:style-name="P580"><text:span text:style-name="T581">Waiting:</text:span><text:span text:style-name="T582">You should have a </text:span><text:span text:style-name="T583">figure</text:span><text:span text:style-name="T584"> or </text:span><text:span text:style-name="T585">div</text:span><text:span text:style-name="T586"> element with an </text:span><text:span text:style-name="T587">id</text:span><text:span text:style-name="T588"> of </text:span><text:span text:style-name="T589">img-div</text:span><text:span text:style-name="T590">.</text:span></text:p>
        </text:list-item>
        <text:list-item>
          <text:p text:style-name="P591"><text:span text:style-name="T592">Waiting:</text:span><text:span text:style-name="T593">You should have an </text:span><text:span text:style-name="T594">img</text:span><text:span text:style-name="T595"> element with an </text:span><text:span text:style-name="T596">id</text:span><text:span text:style-name="T597"> of </text:span><text:span text:style-name="T598">image</text:span><text:span text:style-name="T599">.</text:span></text:p>
        </text:list-item>
        <text:list-item>
          <text:p text:style-name="P600"><text:span text:style-name="T601">Waiting:</text:span><text:span text:style-name="T602">Your </text:span><text:span text:style-name="T603">#image</text:span><text:span text:style-name="T604"> should be a descendant of </text:span><text:span text:style-name="T605">#img-div</text:span><text:span text:style-name="T606">.</text:span></text:p>
        </text:list-item>
        <text:list-item>
          <text:p text:style-name="P607"><text:span text:style-name="T608">Waiting:</text:span><text:span text:style-name="T609">You should have a </text:span><text:span text:style-name="T610">figcaption</text:span><text:span text:style-name="T611"> or </text:span><text:span text:style-name="T612">div</text:span><text:span text:style-name="T613"> element with an </text:span><text:span text:style-name="T614">id</text:span><text:span text:style-name="T615"> of </text:span><text:span text:style-name="T616">img-caption</text:span><text:span text:style-name="T617">.</text:span></text:p>
        </text:list-item>
        <text:list-item>
          <text:p text:style-name="P618"><text:span text:style-name="T619">Waiting:</text:span><text:span text:style-name="T620">Your </text:span><text:span text:style-name="T621">#img-caption</text:span><text:span text:style-name="T622"> should be a descendant of </text:span><text:span text:style-name="T623">#img-div</text:span><text:span text:style-name="T624">.</text:span></text:p>
        </text:list-item>
        <text:list-item>
          <text:p text:style-name="P625"><text:span text:style-name="T626">Waiting:</text:span><text:span text:style-name="T627">Your </text:span><text:span text:style-name="T628">#img-caption</text:span><text:span text:style-name="T629"> should not be empty.</text:span></text:p>
        </text:list-item>
        <text:list-item>
          <text:p text:style-name="P630"><text:span text:style-name="T631">Waiting:</text:span><text:span text:style-name="T632">You should have an element with an </text:span><text:span text:style-name="T633">id</text:span><text:span text:style-name="T634"> of </text:span><text:span text:style-name="T635">tribute-info</text:span><text:span text:style-name="T636">.</text:span></text:p>
        </text:list-item>
        <text:list-item>
          <text:p text:style-name="P637"><text:span text:style-name="T638">Waiting:</text:span><text:span text:style-name="T639">Your </text:span><text:span text:style-name="T640">#tribute-info</text:span><text:span text:style-name="T641"> should not be empty.</text:span></text:p>
        </text:list-item>
        <text:list-item>
          <text:p text:style-name="P642"><text:span text:style-name="T643">Waiting:</text:span><text:span text:style-name="T644">You should have an </text:span><text:span text:style-name="T645">a</text:span><text:span text:style-name="T646"> element with an </text:span><text:span text:style-name="T647">id</text:span><text:span text:style-name="T648"> of </text:span><text:span text:style-name="T649">tribute-link</text:span><text:span text:style-name="T650">.</text:span></text:p>
        </text:list-item>
        <text:list-item>
          <text:p text:style-name="P651"><text:span text:style-name="T652">Waiting:</text:span><text:span text:style-name="T653">Your </text:span><text:span text:style-name="T654">#tribute-link</text:span><text:span text:style-name="T655"> should have an </text:span><text:span text:style-name="T656">href</text:span><text:span text:style-name="T657"> attribute and value.</text:span></text:p>
        </text:list-item>
        <text:list-item>
          <text:p text:style-name="P658"><text:span text:style-name="T659">Waiting:</text:span><text:span text:style-name="T660">Your </text:span><text:span text:style-name="T661">#tribute-link</text:span><text:span text:style-name="T662"> should have a </text:span><text:span text:style-name="T663">target</text:span><text:span text:style-name="T664"> attribute set to </text:span><text:span text:style-name="T665">_blank</text:span><text:span text:style-name="T666">.</text:span></text:p>
        </text:list-item>
        <text:list-item>
          <text:p text:style-name="P667"><text:span text:style-name="T668">Waiting:</text:span><text:span text:style-name="T669">Your </text:span><text:span text:style-name="T670">img</text:span><text:span text:style-name="T671"> element should have a </text:span><text:span text:style-name="T672">display</text:span><text:span text:style-name="T673"> of </text:span><text:span text:style-name="T674">block</text:span><text:span text:style-name="T675">.</text:span></text:p>
        </text:list-item>
        <text:list-item>
          <text:p text:style-name="P676"><text:span text:style-name="T677">Waiting:</text:span><text:span text:style-name="T678">Your </text:span><text:span text:style-name="T679">#image</text:span><text:span text:style-name="T680"> should have a </text:span><text:span text:style-name="T681">max-width</text:span><text:span text:style-name="T682"> of </text:span><text:span text:style-name="T683">100%</text:span><text:span text:style-name="T684">.</text:span></text:p>
        </text:list-item>
        <text:list-item>
          <text:p text:style-name="P685"><text:span text:style-name="T686">Waiting:</text:span><text:span text:style-name="T687">Your </text:span><text:span text:style-name="T688">#image</text:span><text:span text:style-name="T689"> should have a </text:span><text:span text:style-name="T690">height</text:span><text:span text:style-name="T691"> of </text:span><text:span text:style-name="T692">auto</text:span><text:span text:style-name="T693">.</text:span></text:p>
        </text:list-item>
        <text:list-item>
          <text:p text:style-name="P694"><text:span text:style-name="T695">Waiting:</text:span><text:span text:style-name="T696">Your </text:span><text:span text:style-name="T697">#image</text:span><text:span text:style-name="T698"> should be centered within its parent.</text:span></text:p>
        </text:list-item>
      </text:list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h text:style-name="P714" text:outline-level="1">Build a Technical Documentation Page</text:h>
      <text:p text:style-name="P715"><text:span text:style-name="T716">Objective:</text:span><text:span text:style-name="T717"> Build an app that is functionally similar to </text:span><text:a xlink:href="https://technical-documentation-page.freecodecamp.rocks/" office:target-frame-name="_blank" xlink:show="new"><text:span text:style-name="T718">https://t</text:span><text:bookmark-start text:name="_Hlt168239628"/><text:bookmark-start text:name="_Hlt168239629"/><text:span text:style-name="T719">e</text:span><text:bookmark-end text:name="_Hlt168239628"/><text:bookmark-end text:name="_Hlt168239629"/><text:span text:style-name="T720">chnical-documentation-page.freecodecamp.rocks</text:span></text:a><text:span text:style-name="T721">. </text:span><text:span text:style-name="T722">Do not copy this demo project</text:span><text:span text:style-name="T723">.</text:span></text:p>
      <text:p text:style-name="P724"><text:span text:style-name="T725">User Stories:</text:span></text:p>
      <text:list text:style-name="LFO5" text:continue-numbering="true">
        <text:list-item>
          <text:p text:style-name="P726"><text:span text:style-name="T727">You can see a </text:span><text:span text:style-name="T728">main</text:span><text:span text:style-name="T729"> element with a corresponding </text:span><text:span text:style-name="T730">id="main-doc"</text:span><text:span text:style-name="T731">, which contains the page's main content (technical documentation)</text:span></text:p>
        </text:list-item>
        <text:list-item>
          <text:p text:style-name="P732"><text:span text:style-name="T733">Within the </text:span><text:span text:style-name="T734">#main-doc</text:span><text:span text:style-name="T735"> element, you can see several </text:span><text:span text:style-name="T736">section</text:span><text:span text:style-name="T737"> elements, each with a class of </text:span><text:span text:style-name="T738">main-section</text:span><text:span text:style-name="T739">.<text:s/></text:span><text:span text:style-name="T740">There should be a minimum of five</text:span></text:p>
        </text:list-item>
        <text:list-item>
          <text:p text:style-name="P741"><text:span text:style-name="T742">The first element within each </text:span><text:span text:style-name="T743">.main-section</text:span><text:span text:style-name="T744"> should be a </text:span><text:span text:style-name="T745">header</text:span><text:span text:style-name="T746"> element, which contains text that describes the topic of that section.</text:span></text:p>
        </text:list-item>
        <text:list-item>
          <text:p text:style-name="P747"><text:span text:style-name="T748">Each </text:span><text:span text:style-name="T749">section</text:span><text:span text:style-name="T750"> element with the class of </text:span><text:span text:style-name="T751">main-section</text:span><text:span text:style-name="T752"> should also have an </text:span><text:span text:style-name="T753">id</text:span><text:span text:style-name="T754"> that corresponds with the text of each </text:span><text:span text:style-name="T755">header</text:span><text:span text:style-name="T756"> contained within it. Any spaces should be replaced with underscores (e.g. The section that contains the header "JavaScript and Java" should have a corresponding </text:span><text:span text:style-name="T757">id="JavaScript_and_Java"</text:span><text:span text:style-name="T758">)</text:span></text:p>
        </text:list-item>
        <text:list-item>
          <text:p text:style-name="P759"><text:span text:style-name="T760">The </text:span><text:span text:style-name="T761">.main-section</text:span><text:span text:style-name="T762"> elements should contain at least ten </text:span><text:span text:style-name="T763">p</text:span><text:span text:style-name="T764"> elements total (not each)</text:span></text:p>
        </text:list-item>
        <text:list-item>
          <text:p text:style-name="P765"><text:span text:style-name="T766">The </text:span><text:span text:style-name="T767">.main-section</text:span><text:span text:style-name="T768"> elements should contain at least five </text:span><text:span text:style-name="T769">code</text:span><text:span text:style-name="T770"> elements total (not each)</text:span></text:p>
        </text:list-item>
        <text:list-item>
          <text:p text:style-name="P771"><text:span text:style-name="T772">The </text:span><text:span text:style-name="T773">.main-section</text:span><text:span text:style-name="T774"> elements should contain at least five </text:span><text:span text:style-name="T775">li</text:span><text:span text:style-name="T776"> items total (not each)</text:span></text:p>
        </text:list-item>
        <text:list-item>
          <text:p text:style-name="P777"><text:span text:style-name="T778">You can see a </text:span><text:span text:style-name="T779">nav</text:span><text:span text:style-name="T780"> element with a corresponding </text:span><text:span text:style-name="T781">id="navbar"</text:span></text:p>
        </text:list-item>
        <text:list-item>
          <text:p text:style-name="P782"><text:span text:style-name="T783">The navbar element should contain one </text:span><text:span text:style-name="T784">header</text:span><text:span text:style-name="T785"> element which contains text that describes the topic of the technical documentation</text:span></text:p>
        </text:list-item>
        <text:list-item>
          <text:p text:style-name="P786"><text:span text:style-name="T787">Additionally, the navbar should contain link (</text:span><text:span text:style-name="T788">a</text:span><text:span text:style-name="T789">) elements with the class of </text:span><text:span text:style-name="T790">nav-link</text:span><text:span text:style-name="T791">. There should be one for every element with the class </text:span><text:span text:style-name="T792">main-section</text:span></text:p>
        </text:list-item>
        <text:list-item>
          <text:p text:style-name="P793"><text:span text:style-name="T794">The </text:span><text:span text:style-name="T795">header</text:span><text:span text:style-name="T796"> element in the </text:span><text:span text:style-name="T797">#navbar</text:span><text:span text:style-name="T798"> must come before any link (</text:span><text:span text:style-name="T799">a</text:span><text:span text:style-name="T800">) elements in the navbar</text:span></text:p>
        </text:list-item>
        <text:list-item>
          <text:p text:style-name="P801"><text:span text:style-name="T802">Each element with the class of </text:span><text:span text:style-name="T803">nav-link</text:span><text:span text:style-name="T804"> should contain text that corresponds to the </text:span><text:span text:style-name="T805">header</text:span><text:span text:style-name="T806"> text within each </text:span><text:span text:style-name="T807">section</text:span><text:span text:style-name="T808"> (e.g. if you have a "Hello world" section/header, your navbar should have an element which contains the text "Hello world")</text:span></text:p>
        </text:list-item>
        <text:list-item>
          <text:p text:style-name="P809"><text:span text:style-name="T810">When you click on a navbar element, the page should navigate to the corresponding section of the </text:span><text:span text:style-name="T811">#main-doc</text:span><text:span text:style-name="T812"> element (e.g. If you click on a </text:span><text:span text:style-name="T813">.nav-link</text:span><text:span text:style-name="T814"> element that contains the text "Hello world", the page navigates to a </text:span><text:span text:style-name="T815">section</text:span><text:span text:style-name="T816"> element with that id, and contains the corresponding header)</text:span></text:p>
        </text:list-item>
        <text:list-item>
          <text:p text:style-name="P817"><text:span text:style-name="T818">On regular sized devices (laptops, desktops), the element with </text:span><text:span text:style-name="T819">id="navbar"</text:span><text:span text:style-name="T820"> should be shown on the left side of the screen and should always be visible to the user</text:span></text:p>
        </text:list-item>
        <text:list-item>
          <text:p text:style-name="P821">Your technical documentation should use at least one media query</text:p>
        </text:list-item>
      </text:list>
      <text:p text:style-name="P822">Fulfill the user stories and pass all the tests below to complete this project. Give it your own personal style. Happy Coding!</text:p>
      <text:p text:style-name="P823"><text:span text:style-name="T824">Note:</text:span><text:span text:style-name="T825"> Be sure to add </text:span><text:span text:style-name="T826">&lt;link rel="stylesheet" href="styles.css"&gt;</text:span><text:span text:style-name="T827"> in your HTML to link your stylesheet and apply your CSS</text:span></text:p>
      <text:p text:style-name="P828"><text:span text:style-name="T829"><draw:custom-shape svg:x="0in" svg:y="0in" svg:width="0.69167in" svg:height="0.35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830">Run the Tests (Ctrl + Enter)</text:p>
      <text:p text:style-name="P831">Save your Code</text:p>
      <text:p text:style-name="P832">Reset this lesson</text:p>
      <text:p text:style-name="P833">Get Help</text:p>
      <text:h text:style-name="P834" text:outline-level="2">Tests</text:h>
      <text:list text:style-name="LFO6" text:continue-numbering="true">
        <text:list-item>
          <text:p text:style-name="P835"><text:span text:style-name="T836">Waiting:</text:span><text:span text:style-name="T837">You should have a </text:span><text:span text:style-name="T838">main</text:span><text:span text:style-name="T839"> element with an </text:span><text:span text:style-name="T840">id</text:span><text:span text:style-name="T841"> of </text:span><text:span text:style-name="T842">main-doc</text:span><text:span text:style-name="T843">.</text:span></text:p>
        </text:list-item>
        <text:list-item>
          <text:p text:style-name="P844"><text:span text:style-name="T845">Waiting:</text:span><text:span text:style-name="T846">You should have at least five </text:span><text:span text:style-name="T847">section</text:span><text:span text:style-name="T848"> elements with a class of </text:span><text:span text:style-name="T849">main-section</text:span><text:span text:style-name="T850">.</text:span></text:p>
        </text:list-item>
        <text:list-item>
          <text:p text:style-name="P851"><text:span text:style-name="T852">Waiting:</text:span><text:span text:style-name="T853">All of your </text:span><text:span text:style-name="T854">.main-section</text:span><text:span text:style-name="T855"> elements should be </text:span><text:span text:style-name="T856">section</text:span><text:span text:style-name="T857"> elements.</text:span></text:p>
        </text:list-item>
        <text:list-item>
          <text:p text:style-name="P858"><text:span text:style-name="T859">Waiting:</text:span><text:span text:style-name="T860">You should have at least five </text:span><text:span text:style-name="T861">.main-section</text:span><text:span text:style-name="T862"> elements that are descendants of </text:span><text:span text:style-name="T863">#main-doc</text:span><text:span text:style-name="T864">.</text:span></text:p>
        </text:list-item>
        <text:list-item>
          <text:p text:style-name="P865"><text:span text:style-name="T866">Waiting:</text:span><text:span text:style-name="T867">The first child of each </text:span><text:span text:style-name="T868">.main-section</text:span><text:span text:style-name="T869"> should be a </text:span><text:span text:style-name="T870">header</text:span><text:span text:style-name="T871"> element.</text:span></text:p>
        </text:list-item>
        <text:list-item>
          <text:p text:style-name="P872"><text:span text:style-name="T873">Waiting:</text:span><text:span text:style-name="T874">None of your </text:span><text:span text:style-name="T875">header</text:span><text:span text:style-name="T876"> elements should be empty.</text:span></text:p>
        </text:list-item>
        <text:list-item>
          <text:p text:style-name="P877"><text:span text:style-name="T878">Waiting:</text:span><text:span text:style-name="T879">All of your </text:span><text:span text:style-name="T880">.main-section</text:span><text:span text:style-name="T881"> elements should have an </text:span><text:span text:style-name="T882">id</text:span><text:span text:style-name="T883">.</text:span></text:p>
        </text:list-item>
        <text:list-item>
          <text:p text:style-name="P884"><text:span text:style-name="T885">Waiting:</text:span><text:span text:style-name="T886">Each </text:span><text:span text:style-name="T887">.main-section</text:span><text:span text:style-name="T888"> should have an </text:span><text:span text:style-name="T889">id</text:span><text:span text:style-name="T890"> that matches the text of its first child, having any spaces in the child's text replaced with underscores (</text:span><text:span text:style-name="T891">_</text:span><text:span text:style-name="T892">) for the id's.</text:span></text:p>
        </text:list-item>
        <text:list-item>
          <text:p text:style-name="P893"><text:span text:style-name="T894">Waiting:</text:span><text:span text:style-name="T895">You should have at least 10 </text:span><text:span text:style-name="T896">p</text:span><text:span text:style-name="T897"> elements (total) within your </text:span><text:span text:style-name="T898">.main-section</text:span><text:span text:style-name="T899"> elements.</text:span></text:p>
        </text:list-item>
        <text:list-item>
          <text:p text:style-name="P900"><text:span text:style-name="T901">Waiting:</text:span><text:span text:style-name="T902">You should have at least five </text:span><text:span text:style-name="T903">code</text:span><text:span text:style-name="T904"> elements that are descendants of </text:span><text:span text:style-name="T905">.main-section</text:span><text:span text:style-name="T906"> elements.</text:span></text:p>
        </text:list-item>
        <text:list-item>
          <text:p text:style-name="P907"><text:span text:style-name="T908">Waiting:</text:span><text:span text:style-name="T909">You should have at least five </text:span><text:span text:style-name="T910">li</text:span><text:span text:style-name="T911"> elements that are descendants of </text:span><text:span text:style-name="T912">.main-section</text:span><text:span text:style-name="T913"> elements.</text:span></text:p>
        </text:list-item>
        <text:list-item>
          <text:p text:style-name="P914"><text:span text:style-name="T915">Waiting:</text:span><text:span text:style-name="T916">You should have a </text:span><text:span text:style-name="T917">nav</text:span><text:span text:style-name="T918"> element with an </text:span><text:span text:style-name="T919">id</text:span><text:span text:style-name="T920"> of </text:span><text:span text:style-name="T921">navbar</text:span><text:span text:style-name="T922">.</text:span></text:p>
        </text:list-item>
        <text:list-item>
          <text:p text:style-name="P923"><text:span text:style-name="T924">Waiting:</text:span><text:span text:style-name="T925">Your </text:span><text:span text:style-name="T926">#navbar</text:span><text:span text:style-name="T927"> should have exactly one </text:span><text:span text:style-name="T928">header</text:span><text:span text:style-name="T929"> element within it.</text:span></text:p>
        </text:list-item>
        <text:list-item>
          <text:p text:style-name="P930"><text:span text:style-name="T931">Waiting:</text:span><text:span text:style-name="T932">You should have at least one </text:span><text:span text:style-name="T933">a</text:span><text:span text:style-name="T934"> element with a class of </text:span><text:span text:style-name="T935">nav-link</text:span><text:span text:style-name="T936">.</text:span></text:p>
        </text:list-item>
        <text:list-item>
          <text:p text:style-name="P937"><text:span text:style-name="T938">Waiting:</text:span><text:span text:style-name="T939">All of your </text:span><text:span text:style-name="T940">.nav-link</text:span><text:span text:style-name="T941"> elements should be anchor (</text:span><text:span text:style-name="T942">a</text:span><text:span text:style-name="T943">) elements.</text:span></text:p>
        </text:list-item>
        <text:list-item>
          <text:p text:style-name="P944"><text:span text:style-name="T945">Waiting:</text:span><text:span text:style-name="T946">All of your </text:span><text:span text:style-name="T947">.nav-link</text:span><text:span text:style-name="T948"> elements should be in the </text:span><text:span text:style-name="T949">#navbar</text:span><text:span text:style-name="T950">.</text:span></text:p>
        </text:list-item>
        <text:list-item>
          <text:p text:style-name="P951"><text:span text:style-name="T952">Waiting:</text:span><text:span text:style-name="T953">You should have the same number of </text:span><text:span text:style-name="T954">.nav-link</text:span><text:span text:style-name="T955"> and </text:span><text:span text:style-name="T956">.main-section</text:span><text:span text:style-name="T957"> elements.</text:span></text:p>
        </text:list-item>
        <text:list-item>
          <text:p text:style-name="P958"><text:span text:style-name="T959">Waiting:</text:span><text:span text:style-name="T960">The </text:span><text:span text:style-name="T961">header</text:span><text:span text:style-name="T962"> element in the </text:span><text:span text:style-name="T963">#navbar</text:span><text:span text:style-name="T964"> should come before any link (</text:span><text:span text:style-name="T965">a</text:span><text:span text:style-name="T966">) elements also in the </text:span><text:span text:style-name="T967">#navbar</text:span><text:span text:style-name="T968">.</text:span></text:p>
        </text:list-item>
        <text:list-item>
          <text:p text:style-name="P969"><text:span text:style-name="T970">Waiting:</text:span><text:span text:style-name="T971">Each </text:span><text:span text:style-name="T972">.nav-link</text:span><text:span text:style-name="T973"> should have text that corresponds to the </text:span><text:span text:style-name="T974">header</text:span><text:span text:style-name="T975"> text of its related </text:span><text:span text:style-name="T976">section</text:span><text:span text:style-name="T977"> (e.g. if you have a "Hello world" section/header, your </text:span><text:span text:style-name="T978">#navbar</text:span><text:span text:style-name="T979"> should have a </text:span><text:span text:style-name="T980">.nav-link</text:span><text:span text:style-name="T981"> which has the text "Hello world").</text:span></text:p>
        </text:list-item>
        <text:list-item>
          <text:p text:style-name="P982"><text:span text:style-name="T983">Waiting:</text:span><text:span text:style-name="T984">Each </text:span><text:span text:style-name="T985">.nav-link</text:span><text:span text:style-name="T986"> should have an </text:span><text:span text:style-name="T987">href</text:span><text:span text:style-name="T988"> attribute that links to its corresponding </text:span><text:span text:style-name="T989">.main-section</text:span><text:span text:style-name="T990"> (e.g. If you click on a </text:span><text:span text:style-name="T991">.nav-link</text:span><text:span text:style-name="T992"> element that contains the text "Hello world", the page navigates to a </text:span><text:span text:style-name="T993">section</text:span><text:span text:style-name="T994"> element with that id).</text:span></text:p>
        </text:list-item>
        <text:list-item>
          <text:p text:style-name="P995"><text:span text:style-name="T996">Waiting:</text:span><text:span text:style-name="T997">Your </text:span><text:span text:style-name="T998">#navbar</text:span><text:span text:style-name="T999"> should always be on the left edge of the window.</text:span></text:p>
        </text:list-item>
        <text:list-item>
          <text:p text:style-name="P1000"><text:span text:style-name="T1001">Waiting:</text:span><text:span text:style-name="T1002">Your Technical Documentation project should use at least one media query.</text:span></text:p>
        </text:list-item>
      </text:list>
      <text:p text:style-name="P1003"/>
      <text:p text:style-name="P1004"/>
      <text:p text:style-name="P1005"/>
      <text:p text:style-name="P1006"/>
      <text:p text:style-name="P1007"/>
      <text:p text:style-name="P1008"/>
      <text:p text:style-name="P1009"/>
      <text:p text:style-name="P1010"/>
      <text:p text:style-name="P1011"/>
      <text:p text:style-name="P1012"/>
      <text:p text:style-name="P1013"/>
      <text:p text:style-name="P1014"/>
      <text:p text:style-name="P1015"/>
      <text:p text:style-name="P1016"/>
      <text:p text:style-name="P1017"/>
      <text:p text:style-name="P1018"/>
      <text:p text:style-name="P1019"/>
      <text:p text:style-name="P1020"/>
      <text:p text:style-name="P1021"/>
      <text:p text:style-name="P1022"/>
      <text:h text:style-name="P1023" text:outline-level="1">Build a Product Landing Page</text:h>
      <text:p text:style-name="P1024"><text:span text:style-name="T1025">Objective:</text:span><text:span text:style-name="T1026"> Build an app that is functionally similar to </text:span><text:a xlink:href="https://headerproduct-landing-page.freecodecamp.rocks" office:target-frame-name="_top" xlink:show="replace"><text:span text:style-name="T1027">https://</text:span><text:bookmark-start text:name="_Hlt168258802"/><text:bookmark-start text:name="_Hlt168258803"/><text:span text:style-name="T1028">header</text:span><text:span text:style-name="T1029">p</text:span><text:bookmark-end text:name="_Hlt168258802"/><text:bookmark-end text:name="_Hlt168258803"/><text:span text:style-name="T1030">roduct-landing-page.freecodecamp.rocks</text:span></text:a><text:span text:style-name="T1031">. </text:span><text:span text:style-name="T1032">Do not copy this demo project</text:span><text:span text:style-name="T1033">.</text:span></text:p>
      <text:p text:style-name="P1034"><text:span text:style-name="T1035">User Stories:</text:span></text:p>
      <text:list text:style-name="LFO7" text:continue-numbering="true">
        <text:list-item>
          <text:p text:style-name="P1036"><text:span text:style-name="T1037">Your product landing page should have a </text:span><text:span text:style-name="T1038">header</text:span><text:span text:style-name="T1039"> element with a corresponding </text:span><text:span text:style-name="T1040">id="header"</text:span></text:p>
        </text:list-item>
        <text:list-item>
          <text:p text:style-name="P1041"><text:span text:style-name="T1042">You can see an image within the </text:span><text:span text:style-name="T1043">header</text:span><text:span text:style-name="T1044"> element with a corresponding </text:span><text:span text:style-name="T1045">id="header-img"</text:span><text:span text:style-name="T1046"> (A logo would make a good image here)</text:span></text:p>
        </text:list-item>
        <text:list-item>
          <text:p text:style-name="P1047"><text:span text:style-name="T1048">Within the </text:span><text:span text:style-name="T1049">#header</text:span><text:span text:style-name="T1050"> element, you can see a </text:span><text:span text:style-name="T1051">nav</text:span><text:span text:style-name="T1052"> element with a corresponding </text:span><text:span text:style-name="T1053">id="nav-bar"</text:span></text:p>
        </text:list-item>
        <text:list-item>
          <text:p text:style-name="P1054"><text:span text:style-name="T1055">You can see at least three clickable elements inside the </text:span><text:span text:style-name="T1056">nav</text:span><text:span text:style-name="T1057"> element, each with the class </text:span><text:span text:style-name="T1058">nav-link</text:span></text:p>
        </text:list-item>
        <text:list-item>
          <text:p text:style-name="P1059"><text:span text:style-name="T1060">When you click a </text:span><text:span text:style-name="T1061">.nav-link</text:span><text:span text:style-name="T1062"> button in the </text:span><text:span text:style-name="T1063">nav</text:span><text:span text:style-name="T1064"> element, you are taken to the corresponding section of the landing page</text:span></text:p>
        </text:list-item>
        <text:list-item>
          <text:p text:style-name="P1065"><text:span text:style-name="T1066">You can watch an embedded product video with </text:span><text:span text:style-name="T1067">id="video"</text:span></text:p>
        </text:list-item>
        <text:list-item>
          <text:p text:style-name="P1068"><text:span text:style-name="T1069">Your landing page has a </text:span><text:span text:style-name="T1070">form</text:span><text:span text:style-name="T1071"> element with a corresponding </text:span><text:span text:style-name="T1072">id="form"</text:span></text:p>
        </text:list-item>
        <text:list-item>
          <text:p text:style-name="P1073"><text:span text:style-name="T1074">Within the form, there is an </text:span><text:span text:style-name="T1075">input</text:span><text:span text:style-name="T1076"> field with </text:span><text:span text:style-name="T1077">id="email"</text:span><text:span text:style-name="T1078"> where you can enter an email address</text:span></text:p>
        </text:list-item>
        <text:list-item>
          <text:p text:style-name="P1079"><text:span text:style-name="T1080">The </text:span><text:span text:style-name="T1081">#email</text:span><text:span text:style-name="T1082"> input field should have placeholder text to let users know what the field is for</text:span></text:p>
        </text:list-item>
        <text:list-item>
          <text:p text:style-name="P1083"><text:span text:style-name="T1084">The </text:span><text:span text:style-name="T1085">#email</text:span><text:span text:style-name="T1086"> input field uses HTML5 validation to confirm that the entered text is an email address</text:span></text:p>
        </text:list-item>
        <text:list-item>
          <text:p text:style-name="P1087"><text:span text:style-name="T1088">Within the form, there is a submit </text:span><text:span text:style-name="T1089">input</text:span><text:span text:style-name="T1090"> with a corresponding </text:span><text:span text:style-name="T1091">id="submit"</text:span></text:p>
        </text:list-item>
        <text:list-item>
          <text:p text:style-name="P1092"><text:span text:style-name="T1093">When you click the </text:span><text:span text:style-name="T1094">#submit</text:span><text:span text:style-name="T1095"> element, the email is submitted to a static page (use this mock URL: </text:span><text:span text:style-name="T1096">https://www.freecodecamp.com/email-submit</text:span><text:span text:style-name="T1097">)</text:span></text:p>
        </text:list-item>
        <text:list-item>
          <text:p text:style-name="P1098">The navbar should always be at the top of the viewport</text:p>
        </text:list-item>
        <text:list-item>
          <text:p text:style-name="P1099">Your product landing page should have at least one media query</text:p>
        </text:list-item>
        <text:list-item>
          <text:p text:style-name="P1100">Your product landing page should utilize CSS flexbox at least once</text:p>
        </text:list-item>
      </text:list>
      <text:p text:style-name="P1101">Fulfill the user stories and pass all the tests below to complete this project. Give it your own personal style. Happy Coding!</text:p>
      <text:p text:style-name="P1102"><text:span text:style-name="T1103">Note:</text:span><text:span text:style-name="T1104"> Be sure to add </text:span><text:span text:style-name="T1105">&lt;link rel="stylesheet" href="styles.css"&gt;</text:span><text:span text:style-name="T1106"> in your HTML to link your stylesheet and apply your CSS</text:span></text:p>
      <text:p text:style-name="P1107"><text:span text:style-name="T1108"><draw:custom-shape svg:x="0in" svg:y="0in" svg:width="0.69167in" svg:height="0.35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1109">Run the Tests (Ctrl + Enter)</text:p>
      <text:p text:style-name="P1110">Save your Code</text:p>
      <text:p text:style-name="P1111">Reset this lesson</text:p>
      <text:p text:style-name="P1112">Get Help</text:p>
      <text:h text:style-name="P1113" text:outline-level="2">Tests</text:h>
      <text:list text:style-name="LFO8" text:continue-numbering="true">
        <text:list-item>
          <text:p text:style-name="P1114"><text:span text:style-name="T1115">Waiting:</text:span><text:span text:style-name="T1116">You should have a </text:span><text:span text:style-name="T1117">header</text:span><text:span text:style-name="T1118"> element with an </text:span><text:span text:style-name="T1119">id</text:span><text:span text:style-name="T1120"> of </text:span><text:span text:style-name="T1121">header</text:span><text:span text:style-name="T1122">.</text:span></text:p>
        </text:list-item>
        <text:list-item>
          <text:p text:style-name="P1123"><text:span text:style-name="T1124">Waiting:</text:span><text:span text:style-name="T1125">You should have an </text:span><text:span text:style-name="T1126">img</text:span><text:span text:style-name="T1127"> element with an </text:span><text:span text:style-name="T1128">id</text:span><text:span text:style-name="T1129"> of </text:span><text:span text:style-name="T1130">header-img</text:span><text:span text:style-name="T1131">.</text:span></text:p>
        </text:list-item>
        <text:list-item>
          <text:p text:style-name="P1132"><text:span text:style-name="T1133">Waiting:</text:span><text:span text:style-name="T1134">Your </text:span><text:span text:style-name="T1135">#header-img</text:span><text:span text:style-name="T1136"> should be a descendant of the </text:span><text:span text:style-name="T1137">#header</text:span><text:span text:style-name="T1138">.</text:span></text:p>
        </text:list-item>
        <text:list-item>
          <text:p text:style-name="P1139"><text:span text:style-name="T1140">Waiting:</text:span><text:span text:style-name="T1141">Your </text:span><text:span text:style-name="T1142">#header-img</text:span><text:span text:style-name="T1143"> should have a </text:span><text:span text:style-name="T1144">src</text:span><text:span text:style-name="T1145"> attribute.</text:span></text:p>
        </text:list-item>
        <text:list-item>
          <text:p text:style-name="P1146"><text:span text:style-name="T1147">Waiting:</text:span><text:span text:style-name="T1148">Your </text:span><text:span text:style-name="T1149">#header-img</text:span><text:span text:style-name="T1150">’s </text:span><text:span text:style-name="T1151">src</text:span><text:span text:style-name="T1152"> value should be a valid URL (starts with </text:span><text:span text:style-name="T1153">http</text:span><text:span text:style-name="T1154">).</text:span></text:p>
        </text:list-item>
        <text:list-item>
          <text:p text:style-name="P1155"><text:span text:style-name="T1156">Waiting:</text:span><text:span text:style-name="T1157">You should have a </text:span><text:span text:style-name="T1158">nav</text:span><text:span text:style-name="T1159"> element with an </text:span><text:span text:style-name="T1160">id</text:span><text:span text:style-name="T1161"> of </text:span><text:span text:style-name="T1162">nav-bar</text:span><text:span text:style-name="T1163">.</text:span></text:p>
        </text:list-item>
        <text:list-item>
          <text:p text:style-name="P1164"><text:span text:style-name="T1165">Waiting:</text:span><text:span text:style-name="T1166">Your </text:span><text:span text:style-name="T1167">#nav-bar</text:span><text:span text:style-name="T1168"> should be a descendant of the </text:span><text:span text:style-name="T1169">#header</text:span><text:span text:style-name="T1170">.</text:span></text:p>
        </text:list-item>
        <text:list-item>
          <text:p text:style-name="P1171"><text:span text:style-name="T1172">Waiting:</text:span><text:span text:style-name="T1173">You should have at least 3 </text:span><text:span text:style-name="T1174">.nav-link</text:span><text:span text:style-name="T1175"> elements within the </text:span><text:span text:style-name="T1176">#nav-bar</text:span><text:span text:style-name="T1177">.</text:span></text:p>
        </text:list-item>
        <text:list-item>
          <text:p text:style-name="P1178"><text:span text:style-name="T1179">Waiting:</text:span><text:span text:style-name="T1180">Each </text:span><text:span text:style-name="T1181">.nav-link</text:span><text:span text:style-name="T1182"> element should have an </text:span><text:span text:style-name="T1183">href</text:span><text:span text:style-name="T1184"> attribute.</text:span></text:p>
        </text:list-item>
        <text:list-item>
          <text:p text:style-name="P1185"><text:span text:style-name="T1186">Waiting:</text:span><text:span text:style-name="T1187">Each </text:span><text:span text:style-name="T1188">.nav-link</text:span><text:span text:style-name="T1189"> element should link to a corresponding element on the landing page (has an </text:span><text:span text:style-name="T1190">href</text:span><text:span text:style-name="T1191"> with a value of another element's id. e.g. </text:span><text:span text:style-name="T1192">#footer</text:span><text:span text:style-name="T1193">).</text:span></text:p>
        </text:list-item>
        <text:list-item>
          <text:p text:style-name="P1194"><text:span text:style-name="T1195">Waiting:</text:span><text:span text:style-name="T1196">You should have a </text:span><text:span text:style-name="T1197">video</text:span><text:span text:style-name="T1198"> or </text:span><text:span text:style-name="T1199">iframe</text:span><text:span text:style-name="T1200"> element with an </text:span><text:span text:style-name="T1201">id</text:span><text:span text:style-name="T1202"> of </text:span><text:span text:style-name="T1203">video</text:span><text:span text:style-name="T1204">.</text:span></text:p>
        </text:list-item>
        <text:list-item>
          <text:p text:style-name="P1205"><text:span text:style-name="T1206">Waiting:</text:span><text:span text:style-name="T1207">Your </text:span><text:span text:style-name="T1208">#video</text:span><text:span text:style-name="T1209"> should have a </text:span><text:span text:style-name="T1210">src</text:span><text:span text:style-name="T1211"> attribute.</text:span></text:p>
        </text:list-item>
        <text:list-item>
          <text:p text:style-name="P1212"><text:span text:style-name="T1213">Waiting:</text:span><text:span text:style-name="T1214">You should have a </text:span><text:span text:style-name="T1215">form</text:span><text:span text:style-name="T1216"> element with an </text:span><text:span text:style-name="T1217">id</text:span><text:span text:style-name="T1218"> of </text:span><text:span text:style-name="T1219">form</text:span><text:span text:style-name="T1220">.</text:span></text:p>
        </text:list-item>
        <text:list-item>
          <text:p text:style-name="P1221"><text:span text:style-name="T1222">Waiting:</text:span><text:span text:style-name="T1223">You should have an </text:span><text:span text:style-name="T1224">input</text:span><text:span text:style-name="T1225"> element with an </text:span><text:span text:style-name="T1226">id</text:span><text:span text:style-name="T1227"> of </text:span><text:span text:style-name="T1228">email</text:span><text:span text:style-name="T1229">.</text:span></text:p>
        </text:list-item>
        <text:list-item>
          <text:p text:style-name="P1230"><text:span text:style-name="T1231">Waiting:</text:span><text:span text:style-name="T1232">Your </text:span><text:span text:style-name="T1233">#email</text:span><text:span text:style-name="T1234"> should be a descendant of the </text:span><text:span text:style-name="T1235">#form</text:span><text:span text:style-name="T1236">.</text:span></text:p>
        </text:list-item>
        <text:list-item>
          <text:p text:style-name="P1237"><text:span text:style-name="T1238">Waiting:</text:span><text:span text:style-name="T1239">Your </text:span><text:span text:style-name="T1240">#email</text:span><text:span text:style-name="T1241"> should have the </text:span><text:span text:style-name="T1242">placeholder</text:span><text:span text:style-name="T1243"> attribute with placeholder text.</text:span></text:p>
        </text:list-item>
        <text:list-item>
          <text:p text:style-name="P1244"><text:span text:style-name="T1245">Waiting:</text:span><text:span text:style-name="T1246">Your </text:span><text:span text:style-name="T1247">#email</text:span><text:span text:style-name="T1248"> should use HTML5 validation by setting its </text:span><text:span text:style-name="T1249">type</text:span><text:span text:style-name="T1250"> to </text:span><text:span text:style-name="T1251">email</text:span><text:span text:style-name="T1252">.</text:span></text:p>
        </text:list-item>
        <text:list-item>
          <text:p text:style-name="P1253"><text:span text:style-name="T1254">Waiting:</text:span><text:span text:style-name="T1255">You should have an </text:span><text:span text:style-name="T1256">input</text:span><text:span text:style-name="T1257"> element with an </text:span><text:span text:style-name="T1258">id</text:span><text:span text:style-name="T1259"> of </text:span><text:span text:style-name="T1260">submit</text:span><text:span text:style-name="T1261">.</text:span></text:p>
        </text:list-item>
        <text:list-item>
          <text:p text:style-name="P1262"><text:span text:style-name="T1263">Waiting:</text:span><text:span text:style-name="T1264">Your </text:span><text:span text:style-name="T1265">#submit</text:span><text:span text:style-name="T1266"> should be a descendant of the </text:span><text:span text:style-name="T1267">#form</text:span><text:span text:style-name="T1268">.</text:span></text:p>
        </text:list-item>
        <text:list-item>
          <text:p text:style-name="P1269"><text:span text:style-name="T1270">Waiting:</text:span><text:span text:style-name="T1271">Your </text:span><text:span text:style-name="T1272">#submit</text:span><text:span text:style-name="T1273"> should have a </text:span><text:span text:style-name="T1274">type</text:span><text:span text:style-name="T1275"> of </text:span><text:span text:style-name="T1276">submit</text:span><text:span text:style-name="T1277">.</text:span></text:p>
        </text:list-item>
        <text:list-item>
          <text:p text:style-name="P1278"><text:span text:style-name="T1279">Waiting:</text:span><text:span text:style-name="T1280">Your </text:span><text:span text:style-name="T1281">#form</text:span><text:span text:style-name="T1282"> should have an </text:span><text:span text:style-name="T1283">action</text:span><text:span text:style-name="T1284"> attribute of </text:span><text:span text:style-name="T1285">https://www.freecodecamp.com/email-submit</text:span><text:span text:style-name="T1286">.</text:span></text:p>
        </text:list-item>
        <text:list-item>
          <text:p text:style-name="P1287"><text:span text:style-name="T1288">Waiting:</text:span><text:span text:style-name="T1289">Your </text:span><text:span text:style-name="T1290">#email</text:span><text:span text:style-name="T1291"> should have a </text:span><text:span text:style-name="T1292">name</text:span><text:span text:style-name="T1293"> attribute of </text:span><text:span text:style-name="T1294">email</text:span><text:span text:style-name="T1295">.</text:span></text:p>
        </text:list-item>
        <text:list-item>
          <text:p text:style-name="P1296"><text:span text:style-name="T1297">Waiting:</text:span><text:span text:style-name="T1298">Your </text:span><text:span text:style-name="T1299">#nav-bar</text:span><text:span text:style-name="T1300"> should always be at the top of the viewport.</text:span></text:p>
        </text:list-item>
        <text:list-item>
          <text:p text:style-name="P1301"><text:span text:style-name="T1302">Waiting:</text:span><text:span text:style-name="T1303">Your Product Landing Page should use at least one media query.</text:span></text:p>
        </text:list-item>
        <text:list-item>
          <text:p text:style-name="P1304"><text:span text:style-name="T1305">Waiting:</text:span><text:span text:style-name="T1306">Your Product Landing Page should use CSS Flexbox at least once.</text:span></text:p>
        </text:list-item>
      </text:list>
      <text:p text:style-name="P1307"/>
      <text:p text:style-name="P1308"/>
      <text:h text:style-name="P1309" text:outline-level="1">Build a Personal Portfolio Webpage</text:h>
      <text:p text:style-name="P1310"><text:span text:style-name="T1311">Objective:</text:span><text:span text:style-name="T1312"> Build an app that is functionally similar to </text:span><text:a xlink:href="https://personal-portfolio.freecodecamp.rocks/" office:target-frame-name="_blank" xlink:show="new"><text:span text:style-name="T1313">https://personal-portfolio.freecodecamp.rocks</text:span></text:a><text:span text:style-name="T1314">. </text:span><text:span text:style-name="T1315">Do not copy this demo project</text:span><text:span text:style-name="T1316">.</text:span></text:p>
      <text:p text:style-name="P1317"><text:span text:style-name="T1318">User Stories:</text:span></text:p>
      <text:list text:style-name="LFO9" text:continue-numbering="true">
        <text:list-item>
          <text:p text:style-name="P1319"><text:span text:style-name="T1320">Your portfolio should have a welcome section with an </text:span><text:span text:style-name="T1321">id</text:span><text:span text:style-name="T1322"> of </text:span><text:span text:style-name="T1323">welcome-section</text:span></text:p>
        </text:list-item>
        <text:list-item>
          <text:p text:style-name="P1324"><text:span text:style-name="T1325">The welcome section should have an </text:span><text:span text:style-name="T1326">h1</text:span><text:span text:style-name="T1327"> element that contains text</text:span></text:p>
        </text:list-item>
        <text:list-item>
          <text:p text:style-name="P1328"><text:span text:style-name="T1329">Your portfolio should have a projects section with an </text:span><text:span text:style-name="T1330">id</text:span><text:span text:style-name="T1331"> of </text:span><text:span text:style-name="T1332">projects</text:span></text:p>
        </text:list-item>
        <text:list-item>
          <text:p text:style-name="P1333"><text:span text:style-name="T1334">The projects section should contain at least one element with a </text:span><text:span text:style-name="T1335">class</text:span><text:span text:style-name="T1336"> of </text:span><text:span text:style-name="T1337">project-tile</text:span><text:span text:style-name="T1338"> to hold a project</text:span></text:p>
        </text:list-item>
        <text:list-item>
          <text:p text:style-name="P1339">The projects section should contain at least one link to a project</text:p>
        </text:list-item>
        <text:list-item>
          <text:p text:style-name="P1340"><text:span text:style-name="T1341">Your portfolio should have a navbar with an id of </text:span><text:span text:style-name="T1342">navbar</text:span></text:p>
        </text:list-item>
        <text:list-item>
          <text:p text:style-name="P1343">The navbar should contain at least one link that you can click on to navigate to different sections of the page</text:p>
        </text:list-item>
        <text:list-item>
          <text:p text:style-name="P1344"><text:span text:style-name="T1345">Your portfolio should have a link with an id of </text:span><text:span text:style-name="T1346">profile-link</text:span><text:span text:style-name="T1347">, which opens your GitHub or freeCodeCamp profile in a new tab</text:span></text:p>
        </text:list-item>
        <text:list-item>
          <text:p text:style-name="P1348">Your portfolio should have at least one media query</text:p>
        </text:list-item>
        <text:list-item>
          <text:p text:style-name="P1349">The height of the welcome section should be equal to the height of the viewport</text:p>
        </text:list-item>
        <text:list-item>
          <text:p text:style-name="P1350">The navbar should always be at the top of the viewport</text:p>
        </text:list-item>
      </text:list>
      <text:p text:style-name="P1351">Fulfill the user stories and pass all the tests below to complete this project. Give it your own personal style. Happy Coding!</text:p>
      <text:p text:style-name="P1352"><text:span text:style-name="T1353">Note:</text:span><text:span text:style-name="T1354"> Be sure to add </text:span><text:span text:style-name="T1355">&lt;link rel="stylesheet" href="styles.css"&gt;</text:span><text:span text:style-name="T1356"> in your HTML to link your stylesheet and apply your CSS</text:span></text:p>
      <text:p text:style-name="P1357"><text:span text:style-name="T1358"><draw:custom-shape svg:x="0in" svg:y="0in" svg:width="0in" svg:height="0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p text:style-name="P1359">Run the Tests (Ctrl + Enter)</text:p>
      <text:p text:style-name="P1360">Save your Code</text:p>
      <text:p text:style-name="P1361">Reset this lesson</text:p>
      <text:p text:style-name="P1362">Get Help</text:p>
      <text:h text:style-name="P1363" text:outline-level="2">Tests</text:h>
      <text:list text:style-name="LFO10" text:continue-numbering="true">
        <text:list-item>
          <text:p text:style-name="P1364"><text:span text:style-name="T1365">Waiting:</text:span><text:span text:style-name="T1366">Your portfolio should have a "Welcome" section with an </text:span><text:span text:style-name="T1367">id</text:span><text:span text:style-name="T1368"> of </text:span><text:span text:style-name="T1369">welcome-section</text:span><text:span text:style-name="T1370">.</text:span></text:p>
        </text:list-item>
        <text:list-item>
          <text:p text:style-name="P1371"><text:span text:style-name="T1372">Waiting:</text:span><text:span text:style-name="T1373">Your </text:span><text:span text:style-name="T1374">#welcome-section</text:span><text:span text:style-name="T1375"> element should contain an </text:span><text:span text:style-name="T1376">h1</text:span><text:span text:style-name="T1377"> element.</text:span></text:p>
        </text:list-item>
        <text:list-item>
          <text:p text:style-name="P1378"><text:span text:style-name="T1379">Waiting:</text:span><text:span text:style-name="T1380">You should not have any empty </text:span><text:span text:style-name="T1381">h1</text:span><text:span text:style-name="T1382"> elements within </text:span><text:span text:style-name="T1383">#welcome-section</text:span><text:span text:style-name="T1384"> element.</text:span></text:p>
        </text:list-item>
        <text:list-item>
          <text:p text:style-name="P1385"><text:span text:style-name="T1386">Waiting:</text:span><text:span text:style-name="T1387">You should have a "Projects" section with an </text:span><text:span text:style-name="T1388">id</text:span><text:span text:style-name="T1389"> of </text:span><text:span text:style-name="T1390">projects</text:span><text:span text:style-name="T1391">.</text:span></text:p>
        </text:list-item>
        <text:list-item>
          <text:p text:style-name="P1392"><text:span text:style-name="T1393">Waiting:</text:span><text:span text:style-name="T1394">Your portfolio should contain at least one element with a class of </text:span><text:span text:style-name="T1395">project-tile</text:span><text:span text:style-name="T1396">.</text:span></text:p>
        </text:list-item>
        <text:list-item>
          <text:p text:style-name="P1397"><text:span text:style-name="T1398">Waiting:</text:span><text:span text:style-name="T1399">Your </text:span><text:span text:style-name="T1400">#projects</text:span><text:span text:style-name="T1401"> element should contain at least one </text:span><text:span text:style-name="T1402">a</text:span><text:span text:style-name="T1403"> element.</text:span></text:p>
        </text:list-item>
        <text:list-item>
          <text:p text:style-name="P1404"><text:span text:style-name="T1405">Waiting:</text:span><text:span text:style-name="T1406">Your portfolio should have a navbar with an </text:span><text:span text:style-name="T1407">id</text:span><text:span text:style-name="T1408"> of </text:span><text:span text:style-name="T1409">navbar</text:span><text:span text:style-name="T1410">.</text:span></text:p>
        </text:list-item>
        <text:list-item>
          <text:p text:style-name="P1411"><text:span text:style-name="T1412">Waiting:</text:span><text:span text:style-name="T1413">Your </text:span><text:span text:style-name="T1414">#navbar</text:span><text:span text:style-name="T1415"> element should contain at least one </text:span><text:span text:style-name="T1416">a</text:span><text:span text:style-name="T1417"> element whose </text:span><text:span text:style-name="T1418">href</text:span><text:span text:style-name="T1419"> attribute starts with </text:span><text:span text:style-name="T1420">#</text:span><text:span text:style-name="T1421">.</text:span></text:p>
        </text:list-item>
        <text:list-item>
          <text:p text:style-name="P1422"><text:span text:style-name="T1423">Waiting:</text:span><text:span text:style-name="T1424">Your portfolio should have an </text:span><text:span text:style-name="T1425">a</text:span><text:span text:style-name="T1426"> element with an </text:span><text:span text:style-name="T1427">id</text:span><text:span text:style-name="T1428"> of </text:span><text:span text:style-name="T1429">profile-link</text:span><text:span text:style-name="T1430">.</text:span></text:p>
        </text:list-item>
        <text:list-item>
          <text:p text:style-name="P1431"><text:span text:style-name="T1432">Waiting:</text:span><text:span text:style-name="T1433">Your </text:span><text:span text:style-name="T1434">#profile-link</text:span><text:span text:style-name="T1435"> element should have a </text:span><text:span text:style-name="T1436">target</text:span><text:span text:style-name="T1437"> attribute of </text:span><text:span text:style-name="T1438">_blank</text:span><text:span text:style-name="T1439">.</text:span></text:p>
        </text:list-item>
        <text:list-item>
          <text:p text:style-name="P1440"><text:span text:style-name="T1441">Waiting:</text:span><text:span text:style-name="T1442">Your portfolio should use at least one media query.</text:span></text:p>
        </text:list-item>
        <text:list-item>
          <text:p text:style-name="P1443"><text:span text:style-name="T1444">Waiting:</text:span><text:span text:style-name="T1445">Your </text:span><text:span text:style-name="T1446">#navbar</text:span><text:span text:style-name="T1447"> element should always be at the top of the viewport.</text:span></text:p>
        </text:list-item>
      </text:list>
      <text:p text:style-name="P1448"/>
      <text:p text:style-name="P14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Lato" svg:font-family="Lato" style:font-family-generic="swiss" style:font-pitch="variable"/>
    <style:font-face style:name="var(--font-family-monospace)" svg:font-family="var(--font-family-monospace)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test-result" style:display-name="test-result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sr-only" style:display-name="sr-only" style:family="text" style:parent-style-name="Policepardéfaut"/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4-06-01T13:08:00Z</meta:creation-date>
    <dc:date>2024-06-04T08:55:00Z</dc:date>
    <meta:template xlink:href="Normal" xlink:type="simple"/>
    <meta:editing-cycles>3</meta:editing-cycles>
    <meta:editing-duration>PT203880S</meta:editing-duration>
    <meta:document-statistic meta:page-count="1" meta:paragraph-count="38" meta:word-count="2953" meta:character-count="19161" meta:row-count="135" meta:non-whitespace-character-count="16246"/>
  </office:meta>
</office:document-meta>
</file>